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3eec7" style:font-weight-asian="normal" style:font-weight-complex="normal"/>
    </style:style>
    <style:style style:name="P2" style:family="paragraph" style:parent-style-name="Standard">
      <style:text-properties fo:font-weight="normal" officeooo:rsid="0013eec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 <text:s/>***** <text:s/>BASIC <text:s/>*****</text:p>
      <text:p text:style-name="P1">sub Roznama</text:p>
      <text:p text:style-name="P1"/>
      <text:p text:style-name="P1">rem ----------------------------------------------------------------------</text:p>
      <text:p text:style-name="P1">rem define variables</text:p>
      <text:p text:style-name="P1">dim document1 <text:s text:c="2"/>as object</text:p>
      <text:p text:style-name="P1">dim dispatcher1 as object</text:p>
      <text:p text:style-name="P1">rem ----------------------------------------------------------------------</text:p>
      <text:p text:style-name="P1">rem get access to the document</text:p>
      <text:p text:style-name="P1">document1 <text:s text:c="2"/>= ThisComponent.CurrentController.Frame</text:p>
      <text:p text:style-name="P1">dispatcher1 = createUnoService("com.sun.star.frame.DispatchHelper")</text:p>
      <text:p text:style-name="P1"/>
      <text:p text:style-name="P1"/>
      <text:p text:style-name="P1">rem ----------------------------------------------------------------------</text:p>
      <text:p text:style-name="P1">dispatcher1.executeDispatch(document1, ".uno:SelectAll", "", 0, Array())</text:p>
      <text:p text:style-name="P1"/>
      <text:p text:style-name="P1">rem ----------------------------------------------------------------------</text:p>
      <text:p text:style-name="P1">dim args1(4) as new com.sun.star.beans.PropertyValue</text:p>
      <text:p text:style-name="P1">args1(0).Name = "TopBottomMargin.TopMargin"</text:p>
      <text:p text:style-name="P1">args1(0).Value = 0</text:p>
      <text:p text:style-name="P1">args1(1).Name = "TopBottomMargin.BottomMargin"</text:p>
      <text:p text:style-name="P1">args1(1).Value = 0</text:p>
      <text:p text:style-name="P1">args1(2).Name = "TopBottomMargin.ContextMargin"</text:p>
      <text:p text:style-name="P1">args1(2).Value = false</text:p>
      <text:p text:style-name="P1">args1(3).Name = "TopBottomMargin.TopRelMargin"</text:p>
      <text:p text:style-name="P1">args1(3).Value = 100</text:p>
      <text:p text:style-name="P1">args1(4).Name = "TopBottomMargin.BottomRelMargin"</text:p>
      <text:p text:style-name="P1">args1(4).Value = 100</text:p>
      <text:p text:style-name="P1"/>
      <text:p text:style-name="P1">dispatcher1.executeDispatch(document1, ".uno:TopBottomMargin", "", 0, args1())</text:p>
      <text:p text:style-name="P1"/>
      <text:p text:style-name="P1">rem ----------------------------------------------------------------------</text:p>
      <text:p text:style-name="P1">dim args2(0) as new com.sun.star.beans.PropertyValue</text:p>
      <text:p text:style-name="P1">args2(0).Name = "NumberingStart"</text:p>
      <text:p text:style-name="P1">args2(0).Value = false</text:p>
      <text:p text:style-name="P1"/>
      <text:p text:style-name="P1">dispatcher1.executeDispatch(document1, ".uno:NumberingStart", "", 0, args2())</text:p>
      <text:p text:style-name="P1"/>
      <text:p text:style-name="P1">rem ----------------------------------------------------------------------</text:p>
      <text:p text:style-name="P1">dim args3(0) as new com.sun.star.beans.PropertyValue</text:p>
      <text:p text:style-name="P1">args3(0).Name = "NumNewStartAt"</text:p>
      <text:p text:style-name="P1">args3(0).Value = 65535</text:p>
      <text:p text:style-name="P1"/>
      <text:p text:style-name="P1">dispatcher1.executeDispatch(document1, ".uno:NumNewStartAt", "", 0, args3())</text:p>
      <text:p text:style-name="P1"/>
      <text:p text:style-name="P1"/>
      <text:p text:style-name="P1"><text:tab/>dim oDoc as object, oVCur as object, oFound as object, oDesc as object, s$, o as object, oCur as object, oSel as object</text:p>
      <text:p text:style-name="P1"><text:tab/>oDoc=ThisComponent</text:p>
      <text:p text:style-name="P1"><text:tab/>oVCur=oDoc.CurrentController.ViewCursor 'visible cursor</text:p>
      <text:p text:style-name="P1"><text:tab/>oDoc.lockControllers 'no screen rendering, faster</text:p>
      <text:p text:style-name="P1"><text:tab/>oDesc=oDoc.createSearchDescriptor</text:p>
      <text:p text:style-name="P1"><text:soft-page-break/><text:tab/>oDesc.SearchString="IN THE COURT OF"</text:p>
      <text:p text:style-name="P1"><text:tab/>oFound=oDoc.findFirst(oDesc)</text:p>
      <text:p text:style-name="P1"><text:tab/>if NOT isNull(oFound) then 'IN THE COURT OF is found</text:p>
      <text:p text:style-name="P1"><text:tab/><text:tab/>oVCur.goToRange(oFound.End, false)</text:p>
      <text:p text:style-name="P1"><text:tab/><text:tab/>oVCur.goToEndOfLine(true)</text:p>
      <text:p text:style-name="P1"><text:tab/><text:tab/>s=oVCur.String</text:p>
      <text:p text:style-name="P1"><text:tab/><text:tab/>with oDesc</text:p>
      <text:p text:style-name="P1"><text:tab/><text:tab/><text:tab/>.SearchString="Proceeding is closed"</text:p>
      <text:p text:style-name="P1"><text:tab/><text:tab/><text:tab/>.SearchCaseSensitive=false 'for sure no case-sensitive searching</text:p>
      <text:p text:style-name="P1"><text:tab/><text:tab/>end with</text:p>
      <text:p text:style-name="P1"><text:tab/><text:tab/>oFound=oDoc.findAll(oDesc)</text:p>
      <text:p text:style-name="P1"><text:tab/><text:tab/>if NOT isNull(oFound) then 'found: Proceeding is closed</text:p>
      <text:p text:style-name="P1"><text:tab/><text:tab/><text:tab/>for each o in oFound 'traverse particular "Proceeding is closed"</text:p>
      <text:p text:style-name="P1"><text:tab/><text:tab/><text:tab/><text:tab/>rem macro supposes all findings are in TextTables</text:p>
      <text:p text:style-name="P1"><text:tab/><text:tab/><text:tab/><text:tab/>with oVCur</text:p>
      <text:p text:style-name="P1"><text:tab/><text:tab/><text:tab/><text:tab/><text:tab/>.goToRange(o.End, false)</text:p>
      <text:p text:style-name="P1"><text:tab/><text:tab/><text:tab/><text:tab/><text:tab/>.goDown(1, false) 'go one line below "Proceeding is closed" - it supposes there is empty line between "Proceeding is closed" and "Judge"</text:p>
      <text:p text:style-name="P1"><text:tab/><text:tab/><text:tab/><text:tab/><text:tab/>.ParaAdjust=1 'align to right</text:p>
      <text:p text:style-name="P1"><text:tab/><text:tab/><text:tab/><text:tab/>end with</text:p>
      <text:p text:style-name="P1"><text:tab/><text:tab/><text:tab/><text:tab/>rem problem is, the Visible Cursor doesn't want to set the String, so it need use Text Cursor in current Cell</text:p>
      <text:p text:style-name="P1"><text:tab/><text:tab/><text:tab/><text:tab/>oSel=oDoc.CurrentController.Selection.getByIndex(0) 'current selection is Visible Cursor</text:p>
      <text:p text:style-name="P1"><text:tab/><text:tab/><text:tab/><text:tab/>oCur=oSel.Cell.createTextCursor 'Text Cursor in current Cell</text:p>
      <text:p text:style-name="P1"><text:tab/><text:tab/><text:tab/><text:tab/>with oCur</text:p>
      <text:p text:style-name="P1"><text:tab/><text:tab/><text:tab/><text:tab/>.goToRange(oVCur.End, false)</text:p>
      <text:p text:style-name="P1"><text:tab/><text:tab/><text:tab/><text:tab/>.String="(" &amp; Trim(s) &amp; ")" 'write String with brackets</text:p>
      <text:p text:style-name="P1"><text:tab/><text:tab/><text:tab/><text:tab/>.CharWeight=com.sun.star.awt.FontWeight.BOLD</text:p>
      <text:p text:style-name="P1">end with</text:p>
      <text:p text:style-name="P1"><text:tab/><text:tab/><text:tab/>next</text:p>
      <text:p text:style-name="P1"><text:tab/><text:tab/>end if</text:p>
      <text:p text:style-name="P1"><text:tab/>end if</text:p>
      <text:p text:style-name="P1"><text:tab/>if oDoc.hasControllersLocked then oDoc.unlockControllers 'screen rendering ON</text:p>
      <text:p text:style-name="P1"><text:tab/></text:p>
      <text:p text:style-name="P1">rem define variables</text:p>
      <text:p text:style-name="P1">dim dispatcher as object</text:p>
      <text:p text:style-name="P1">Dim sText As String</text:p>
      <text:p text:style-name="P1">sText = "Judge"</text:p>
      <text:p text:style-name="P1">rem ----------------------------------------------------------------------</text:p>
      <text:p text:style-name="P1">rem ----------------------------------------------------------------------</text:p>
      <text:p text:style-name="P1">rem get access to the document</text:p>
      <text:p text:style-name="P1">document <text:s text:c="2"/>= ThisComponent.CurrentController.Frame</text:p>
      <text:p text:style-name="P1">dispatcher = createUnoService("com.sun.star.frame.DispatchHelper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/>
      <text:p text:style-name="P1">dim args4(18) as new com.sun.star.beans.PropertyValue</text:p>
      <text:p text:style-name="P1">args4(0).Name = "SearchItem.StyleFamily"</text:p>
      <text:p text:style-name="P1">args4(0).Value = 2</text:p>
      <text:p text:style-name="P1">args4(1).Name = "SearchItem.CellType"</text:p>
      <text:p text:style-name="P1">args4(1).Value = 0</text:p>
      <text:p text:style-name="P1">args4(2).Name = "SearchItem.RowDirection"</text:p>
      <text:p text:style-name="P1">args4(2).Value = true</text:p>
      <text:p text:style-name="P1">args4(3).Name = "SearchItem.AllTables"</text:p>
      <text:p text:style-name="P1">args4(3).Value = false</text:p>
      <text:p text:style-name="P1">args4(4).Name = "SearchItem.Backward"</text:p>
      <text:p text:style-name="P1">args4(4).Value = false</text:p>
      <text:p text:style-name="P1">args4(5).Name = "SearchItem.Pattern"</text:p>
      <text:p text:style-name="P1">args4(5).Value = false</text:p>
      <text:p text:style-name="P1">args4(6).Name = "SearchItem.Content"</text:p>
      <text:p text:style-name="P1">args4(6).Value = false</text:p>
      <text:p text:style-name="P1">args4(7).Name = "SearchItem.AsianOptions"</text:p>
      <text:p text:style-name="P1">args4(7).Value = false</text:p>
      <text:p text:style-name="P1">args4(8).Name = "SearchItem.AlgorithmType"</text:p>
      <text:p text:style-name="P1">args4(8).Value = 1</text:p>
      <text:p text:style-name="P1"><text:soft-page-break/>args4(9).Name = "SearchItem.SearchFlags"</text:p>
      <text:p text:style-name="P1">args4(9).Value = 65536</text:p>
      <text:p text:style-name="P1">args4(12).Name = "SearchItem.Locale"</text:p>
      <text:p text:style-name="P1">args4(12).Value = 255</text:p>
      <text:p text:style-name="P1">args4(13).Name = "SearchItem.ChangedChars"</text:p>
      <text:p text:style-name="P1">args4(13).Value = 2</text:p>
      <text:p text:style-name="P1">args4(14).Name = "SearchItem.DeletedChars"</text:p>
      <text:p text:style-name="P1">args4(14).Value = 2</text:p>
      <text:p text:style-name="P1">args4(15).Name = "SearchItem.InsertedChars"</text:p>
      <text:p text:style-name="P1">args4(15).Value = 2</text:p>
      <text:p text:style-name="P1">args4(16).Name = "SearchItem.TransliterateFlags"</text:p>
      <text:p text:style-name="P1">args4(16).Value = 1280</text:p>
      <text:p text:style-name="P1">args4(17).Name = "SearchItem.Command"</text:p>
      <text:p text:style-name="P1">args4(17).Value = 3</text:p>
      <text:p text:style-name="P1">args4(18).Name = "Quiet"</text:p>
      <text:p text:style-name="P1">args4(18).Value = true</text:p>
      <text:p text:style-name="P1"/>
      <text:p text:style-name="P1">dispatcher.executeDispatch(document, ".uno:ExecuteSearch", "", 0, args4())</text:p>
      <text:p text:style-name="P1"><text:s/></text:p>
      <text:p text:style-name="P1">dim oDoc1 as object, oDesc1 as object</text:p>
      <text:p text:style-name="P1"><text:s text:c="8"/>oDoc1=ThisComponent</text:p>
      <text:p text:style-name="P1"><text:s text:c="8"/>oDesc1=oDoc1.createReplaceDescriptor</text:p>
      <text:p text:style-name="P1"><text:s text:c="8"/>with oDesc1</text:p>
      <text:p text:style-name="P1"><text:s text:c="16"/>.SearchString="\n\n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.replaceAll(oDesc1)</text:p>
      <text:p text:style-name="P1"/>
      <text:p text:style-name="P1"/>
      <text:p text:style-name="P1"/>
      <text:p text:style-name="P1"><text:s/>dim oDoc2 as object, oDesc2 as object</text:p>
      <text:p text:style-name="P1"><text:s text:c="8"/>oDoc2=ThisComponent</text:p>
      <text:p text:style-name="P1"><text:s text:c="8"/>oDesc2=oDoc2.createReplaceDescriptor</text:p>
      <text:p text:style-name="P1"><text:s text:c="8"/>with oDesc2</text:p>
      <text:p text:style-name="P1"><text:s text:c="16"/>.SearchString="^\n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2.replaceAll(oDesc2)</text:p>
      <text:p text:style-name="P1"/>
      <text:p text:style-name="P1"/>
      <text:p text:style-name="P1"/>
      <text:p text:style-name="P1"/>
      <text:p text:style-name="P1"/>
      <text:p text:style-name="P1"><text:s text:c="8"/>dim oDoc3 as object, oDesc3 as object</text:p>
      <text:p text:style-name="P1"><text:s text:c="8"/>oDoc3=ThisComponent</text:p>
      <text:p text:style-name="P1"><text:s text:c="8"/>oDesc3=oDoc3.createReplaceDescriptor</text:p>
      <text:p text:style-name="P1"><text:s text:c="8"/>with oDesc3</text:p>
      <text:p text:style-name="P1"><text:s text:c="16"/>.SearchString="^$" </text:p>
      <text:p text:style-name="P1"><text:s text:c="16"/>.SearchRegularExpression=true 'by regexp</text:p>
      <text:p text:style-name="P1"><text:s text:c="16"/>.ReplaceString=""</text:p>
      <text:p text:style-name="P1"><text:soft-page-break/><text:s text:c="8"/>end with</text:p>
      <text:p text:style-name="P1"><text:s text:c="8"/>oDoc3.replaceAll(oDesc3)</text:p>
      <text:p text:style-name="P1"/>
      <text:p text:style-name="P1"/>
      <text:p text:style-name="P1"/>
      <text:p text:style-name="P1"/>
      <text:p text:style-name="P1"/>
      <text:p text:style-name="P1"><text:s/>dim oDoc4 as object, oDesc4 as object</text:p>
      <text:p text:style-name="P1"><text:s text:c="8"/>oDoc4=ThisComponent</text:p>
      <text:p text:style-name="P1"><text:s text:c="8"/>oDesc4=oDoc4.createReplaceDescriptor</text:p>
      <text:p text:style-name="P1"><text:s text:c="8"/>with oDesc4</text:p>
      <text:p text:style-name="P1"><text:s text:c="16"/>.SearchString="\n \n" </text:p>
      <text:p text:style-name="P1"><text:s text:c="16"/>.SearchRegularExpression=true 'by regexp</text:p>
      <text:p text:style-name="P1"><text:s text:c="16"/>.ReplaceString="\n"</text:p>
      <text:p text:style-name="P1"><text:s text:c="8"/>end with</text:p>
      <text:p text:style-name="P1"><text:s text:c="8"/>oDoc4.replaceAll(oDesc4)</text:p>
      <text:p text:style-name="P1"/>
      <text:p text:style-name="P1"/>
      <text:p text:style-name="P1"><text:s text:c="7"/></text:p>
      <text:p text:style-name="P1"><text:s text:c="8"/>dim oDoc5 as object, oDesc5 as object</text:p>
      <text:p text:style-name="P1"><text:s text:c="8"/>oDoc5=ThisComponent</text:p>
      <text:p text:style-name="P1"><text:s text:c="8"/>oDesc5=oDoc5.createReplaceDescriptor</text:p>
      <text:p text:style-name="P1"><text:s text:c="8"/>with oDesc5</text:p>
      <text:p text:style-name="P1"><text:s text:c="16"/>.SearchString="^.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5.replaceAll(oDesc5)</text:p>
      <text:p text:style-name="P1"/>
      <text:p text:style-name="P1"/>
      <text:p text:style-name="P1"/>
      <text:p text:style-name="P1"><text:s text:c="8"/>dim oDoc6 as object, oDesc6 as object</text:p>
      <text:p text:style-name="P1"><text:s text:c="8"/>oDoc6=ThisComponent</text:p>
      <text:p text:style-name="P1"><text:s text:c="8"/>oDesc6=oDoc6.createReplaceDescriptor</text:p>
      <text:p text:style-name="P1"><text:s text:c="8"/>with oDesc6</text:p>
      <text:p text:style-name="P1"><text:s text:c="16"/>.SearchString="^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6.replaceAll(oDesc6)</text:p>
      <text:p text:style-name="P1"/>
      <text:p text:style-name="P1"/>
      <text:p text:style-name="P1"/>
      <text:p text:style-name="P1"><text:s text:c="8"/>dim oDoc7 as object, oDesc7 as object</text:p>
      <text:p text:style-name="P1"><text:s text:c="8"/>oDoc7=ThisComponent</text:p>
      <text:p text:style-name="P1"><text:s text:c="8"/>oDesc7=oDoc7.createReplaceDescriptor</text:p>
      <text:p text:style-name="P1"><text:s text:c="8"/>with oDesc7</text:p>
      <text:p text:style-name="P1"><text:s text:c="16"/>.SearchString="\n 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7.replaceAll(oDesc7)</text:p>
      <text:p text:style-name="P1"><text:soft-page-break/></text:p>
      <text:p text:style-name="P1"/>
      <text:p text:style-name="P1"/>
      <text:p text:style-name="P1"><text:s text:c="8"/>dim oDoc8 as object, oDesc8 as object</text:p>
      <text:p text:style-name="P1"><text:s text:c="8"/>oDoc8=ThisComponent</text:p>
      <text:p text:style-name="P1"><text:s text:c="8"/>oDesc8=oDoc8.createReplaceDescriptor</text:p>
      <text:p text:style-name="P1"><text:s text:c="8"/>with oDesc8</text:p>
      <text:p text:style-name="P1"><text:s text:c="16"/>.SearchString="IN THE COURT OF [:print:]{1,100}\n" </text:p>
      <text:p text:style-name="P1"><text:s text:c="16"/>.SearchRegularExpression=true 'by regexp</text:p>
      <text:p text:style-name="P1"><text:s text:c="16"/>.ReplaceString="&amp; Mohod"</text:p>
      <text:p text:style-name="P1"><text:s text:c="8"/>end with</text:p>
      <text:p text:style-name="P1"><text:s text:c="8"/>oDoc8.replaceAll(oDesc8)</text:p>
      <text:p text:style-name="P1"/>
      <text:p text:style-name="P1"/>
      <text:p text:style-name="P1"/>
      <text:p text:style-name="P1"><text:s text:c="3"/>dim oDoc9 as object, oDesc9 as object</text:p>
      <text:p text:style-name="P1"><text:s text:c="8"/>oDoc9=ThisComponent</text:p>
      <text:p text:style-name="P1"><text:s text:c="8"/>oDesc9=oDoc9.createReplaceDescriptor</text:p>
      <text:p text:style-name="P1"><text:s text:c="8"/>with oDesc9</text:p>
      <text:p text:style-name="P1"><text:s text:c="16"/>.SearchString="\n Mohod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9.replaceAll(oDesc9)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dim oDoc10 as object, oDesc10 as object</text:p>
      <text:p text:style-name="P1"><text:s text:c="8"/>oDoc10=ThisComponent</text:p>
      <text:p text:style-name="P1"><text:s text:c="8"/>oDesc10=oDoc10.createReplaceDescriptor</text:p>
      <text:p text:style-name="P1"><text:s text:c="8"/>with oDesc10</text:p>
      <text:p text:style-name="P1"><text:s text:c="16"/>.SearchString="^ \n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0.replaceAll(oDesc10)</text:p>
      <text:p text:style-name="P1"/>
      <text:p text:style-name="P1"/>
      <text:p text:style-name="P1"/>
      <text:p text:style-name="P1">Dim oStyleFamilies, oFamilies, oPageStyles, oStyle</text:p>
      <text:p text:style-name="P1"><text:s text:c="2"/>Dim oVCurs, oPageStyleName</text:p>
      <text:p text:style-name="P1"><text:s text:c="2"/>Dim fromleft%, fromtop%, fromright%, frombottom%</text:p>
      <text:p text:style-name="P1"><text:s text:c="2"/>Dim oDoc11</text:p>
      <text:p text:style-name="P1"><text:s text:c="2"/>oDoc11 = ThisComponent</text:p>
      <text:p text:style-name="P1"/>
      <text:p text:style-name="P1"><text:s text:c="2"/>REM You don't need the view cursor, you can use any TextCursor </text:p>
      <text:p text:style-name="P1"><text:s text:c="2"/>oVCurs = oDoc.CurrentController.getViewCursor() </text:p>
      <text:p text:style-name="P1"><text:s text:c="2"/>oPageStyleName = oVCurs.PageStyleName</text:p>
      <text:p text:style-name="P1"><text:soft-page-break/><text:s text:c="2"/>oPageStyles = oDoc.StyleFamilies.getByName("PageStyles")</text:p>
      <text:p text:style-name="P1"><text:s text:c="2"/>oStyle <text:s/>= oPageStyles.getByName(oPageStyleName)</text:p>
      <text:p text:style-name="P1"><text:s text:c="2"/>REM fromleft, fromtop, fromright, frombottom = whatever you want </text:p>
      <text:p text:style-name="P1"><text:s text:c="2"/>oStyle.LeftMargin = 2000</text:p>
      <text:p text:style-name="P1"><text:s text:c="2"/>oStyle.TopMargin = 005 <text:s/></text:p>
      <text:p text:style-name="P1"><text:s text:c="2"/>oStyle.RightMargin = 1000</text:p>
      <text:p text:style-name="P1"><text:s text:c="2"/>oStyle.BottomMargin = 005</text:p>
      <text:p text:style-name="P1"><text:s text:c="2"/></text:p>
      <text:p text:style-name="P1">RDescrip = ThisComponent.createReplaceDescriptor</text:p>
      <text:p text:style-name="P1">RDescrip.searchRegularExpression = True</text:p>
      <text:p text:style-name="P1">RDescrip.searchString = "^Exh-[:digit:]{1,4}|^[:digit:]{1,4}\/[ABCD]|^Exh.[:digit:]{1,4}\/[ABCD]|^\([ABCD]\) Exh.[:digit:]{1,4}|^[ABCD]- Exh. [:digit:]{1,4}|^[:digit:]{1,4}|^[ABCD]-[:digit:]{1,4}|^Exh.[:digit:]{1,4}|^Exh. [:digit:]{1,4}|^Exh [:digit:]{1,4}|^\([ABCD]\)Exh.[:digit:]{1,4}|^[ABCD]-Exh.[:digit:]{1,4}|^[ABCD] [:digit:]{1,4}|^[:digit:]{1,4}.|^Exh.[:digit:]{1,4}/[ABCD]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, [:digit:]{1,4}|^[:digit:]{1,4}\/[ABCD], [:digit:]{1,4}|^Exh.[:digit:]{1,4}\/[ABCD], [:digit:]{1,4}|^\([ABCD]\) Exh.[:digit:]{1,4}, [:digit:]{1,4}|^[ABCD]- Exh. [:digit:]{1,4}, [:digit:]{1,4}|^[:digit:]{1,4}, [:digit:]{1,4}|^[ABCD]-[:digit:]{1,4}, [:digit:]{1,4}|^Exh. [:digit:]{1,4}, [:digit:]{1,4}|^Exh.[:digit:]{1,4}, [:digit:]{1,4}|^Exh [:digit:]{1,4}, [:digit:]{1,4}|^[ABCD] Exh. [:digit:]{1,4}, [:digit:]{1,4}|^[ABCD] Exh.[:digit:]{1,4}, [:digit:]{1,4}|^[ABCD] Exh [:digit:]{1,4}, [:digit:]{1,4}|^([ABCD]) Exh. [:digit:]{1,4}, [:digit:]{1,4}|^[ABCD] Exh [:digit:]{1,4}, [:digit:]{1,4}|^[ABCD] Exh [:digit:]{1,4}, [:digit:]{1,4}|^\([ABCD]\)Exh.[:digit:]{1,4}, [:digit:]{1,4}|^[ABCD]-Exh.[:digit:]{1,4}, [:digit:]{1,4}|^[ABCD] [:digit:]{1,4}, [:digit:]{1,4}|^[:digit:]{1,4}, [:digit:]{1,4}.|^Exh.[:digit:]{1,4}/[ABCD], [:digit:]{1,4}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, [:digit:]{1,4}, [:digit:]{1,4}|^[:digit:]{1,4}\/[ABCD], [:digit:]{1,4}, [:digit:]{1,4}|^Exh.[:digit:]{1,4}\/[ABCD], [:digit:]{1,4}, [:digit:]{1,4}|^\([ABCD]\) Exh.[:digit:]{1,4}, [:digit:]{1,4}, [:digit:]{1,4}|^[ABCD]- Exh. [:digit:]{1,4}, [:digit:]{1,4}, [:digit:]{1,4}|^[:digit:]{1,4}, [:digit:]{1,4}, [:digit:]{1,4}|^[ABCD]-[:digit:]{1,4}, [:digit:]{1,4}, [:digit:]{1,4}|^Exh. [:digit:]{1,4}, [:digit:]{1,4}, [:digit:]{1,4}|^Exh.[:digit:]{1,4}, [:digit:]{1,4}, [:digit:]{1,4}|^Exh [:digit:]{1,4}, [:digit:]{1,4}, [:digit:]{1,4}|^([ABCD])Exh [:digit:]{1,4}, [:digit:]{1,4}, [:digit:]{1,4}|^([ABCD])Exh. [:digit:]{1,4}, [:digit:]{1,4}, [:digit:]{1,4}|^([ABCD])Exh.[:digit:]{1,4}, [:digit:]{1,4}, [:digit:]{1,4}|^\([ABCD]\)Exh.[:digit:]{1,4}, [:digit:]{1,4}, [:digit:]{1,4}|^[ABCD]-Exh.[:digit:]{1,4}, [:digit:]{1,4}, [:digit:]{1,4}|^[ABCD] [:digit:]{1,4}, [:digit:]{1,4}, <text:soft-page-break/>[:digit:]{1,4}|^[:digit:]{1,4}, [:digit:]{1,4}, [:digit:]{1,4}.|^Exh.[:digit:]{1,4}/[ABCD], [:digit:]{1,4}, [:digit:]{1,4}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-[:digit:]{1,4}|^[:digit:]{1,4}\/[ABCD]-[:digit:]{1,4}|^Exh.[:digit:]{1,4}\/[ABCD]-[:digit:]{1,4}|^\([ABCD]\) Exh.[:digit:]{1,4}-[:digit:]{1,4}|^[ABCD]- Exh. [:digit:]{1,4}-[:digit:]{1,4}|^[:digit:]{1,4}-[:digit:]{1,4}|^[ABCD]-[:digit:]{1,4}-[:digit:]{1,4}|^Exh. [:digit:]{1,4}-[:digit:]{1,4}|^Exh.[:digit:]{1,4}-[:digit:]{1,4}|^Exh [:digit:]{1,4}-[:digit:]{1,4}|^([ABCD]) Exh [:digit:]{1,4}-[:digit:]{1,4}|^([ABCD]) Exh. [:digit:]{1,4}-[:digit:]{1,4}|^([ABCD]) Exh.[:digit:]{1,4}-[:digit:]{1,4}|^\([ABCD]\)Exh.[:digit:]{1,4}-[:digit:]{1,4}|^[ABCD]-Exh.[:digit:]{1,4}-[:digit:]{1,4}|^[ABCD] [:digit:]{1,4}-[:digit:]{1,4}|^[:digit:]{1,4}-[:digit:]{1,4}.|^Exh.[:digit:]{1,4}/[ABCD]-[:digit:]{1,4}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 - [:digit:]{1,4}|^[:digit:]{1,4}\/[ABCD] - [:digit:]{1,4}|^Exh.[:digit:]{1,4}\/[ABCD] - [:digit:]{1,4}|^\([ABCD]\) Exh.[:digit:]{1,4} - [:digit:]{1,4}|^[ABCD]- Exh. [:digit:]{1,4} - [:digit:]{1,4}|^-[:digit:]{1,4} - [:digit:]{1,4}|^[ABCD]-[:digit:]{1,4} - [:digit:]{1,4}|^Exh. [:digit:]{1,4} - [:digit:]{1,4}|^Exh.[:digit:]{1,4} - [:digit:]{1,4}|^Exh [:digit:]{1,4} - [:digit:]{1,4}|^([ABCD]) Exh [:digit:]{1,4} - [:digit:]{1,4}|^([ABCD]) Exh. [:digit:]{1,4} - [:digit:]{1,4}|^([ABCD]) Exh.[:digit:]{1,4} - [:digit:]{1,4}|^\([ABCD]\)Exh.[:digit:]{1,4} - [:digit:]{1,4}|^[ABCD]-Exh.[:digit:]{1,4} - [:digit:]{1,4}|^[ABCD] [:digit:]{1,4} - [:digit:]{1,4}|^[:digit:]{1,4} - [:digit:]{1,4}.|^Exh.[:digit:]{1,4}/[ABCD] - [:digit:]{1,4}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 to [:digit:]{1,4}|^[:digit:]{1,4}\/[ABCD] to [:digit:]{1,4}|^Exh.[:digit:]{1,4}\/[ABCD] to [:digit:]{1,4}|^\([ABCD]\) Exh.[:digit:]{1,4} to [:digit:]{1,4}|^[ABCD]- Exh. [:digit:]{1,4} to [:digit:]{1,4}|^[:digit:]{1,4} to [:digit:]{1,4}|^[ABCD]-[:digit:]{1,4} to [:digit:]{1,4}|^Exh. [:digit:]{1,4} to [:digit:]{1,4}|^Exh.[:digit:]{1,4} to [:digit:]{1,4}|^Exh [:digit:]{1,4} to [:digit:]{1,4}|^([ABCD]) Exh [:digit:]{1,4} to [:digit:]{1,4}|^([ABCD]) Exh. [:digit:]{1,4} to [:digit:]{1,4}|^([ABCD]) Exh.[:digit:]{1,4} to [:digit:]{1,4}|^\([ABCD]\)Exh.<text:soft-page-break/>[:digit:]{1,4} to [:digit:]{1,4}|^[ABCD]-Exh.[:digit:]{1,4} to [:digit:]{1,4}|^[ABCD] [:digit:]{1,4} to [:digit:]{1,4}|^[:digit:]{1,4} to [:digit:]{1,4}.|^Exh.[:digit:]{1,4}/[ABCD] to [:digit:]{1,4}-"</text:p>
      <text:p text:style-name="P1"/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Exh-[:digit:]{1,4} and [:digit:]{1,4}|^[:digit:]{1,4}\/[ABCD] and [:digit:]{1,4}|^Exh.[:digit:]{1,4}\/[ABCD] and [:digit:]{1,4}|^\([ABCD]\) Exh.[:digit:]{1,4} and [:digit:]{1,4}|^[ABCD]- Exh. [:digit:]{1,4} and [:digit:]{1,4}|^[:digit:]{1,4} and [:digit:]{1,4}|^[ABCD]-[:digit:]{1,4} and [:digit:]{1,4}|^Exh. [:digit:]{1,4} and [:digit:]{1,4}|^Exh.[:digit:]{1,4} and [:digit:]{1,4}|^Exh [:digit:]{1,4} and [:digit:]{1,4}|^([ABCD]) Exh [:digit:]{1,4} and [:digit:]{1,4}|^([ABCD]) Exh. [:digit:]{1,4} and [:digit:]{1,4}|^([ABCD]) Exh.[:digit:]{1,4} and [:digit:]{1,4}|^\([ABCD]\)Exh.[:digit:]{1,4} and [:digit:]{1,4}|^[ABCD]-Exh.[:digit:]{1,4} and [:digit:]{1,4}|^[ABCD] [:digit:]{1,4} and [:digit:]{1,4}|^[:digit:]{1,4} and [:digit:]{1,4}.|^Exh.[:digit:]{1,4}/[ABCD] and [:digit:]{1,4}-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Exh-[:digit:]{1,4}|\n[:digit:]{1,4}\/[ABCD]|\nExh.[:digit:]{1,4}\/[ABCD]|\n\([ABCD]\) Exh.[:digit:]{1,4}|\n[ABCD]- Exh. [:digit:]{1,4}|\n[:digit:]{1,4}|\n[ABCD]-[:digit:]{1,4}|\nExh.[:digit:]{1,4}|\nExh. [:digit:]{1,4}|\nExh [:digit:]{1,4}|\n\([ABCD]\)Exh.[:digit:]{1,4}|\n[ABCD]-Exh.[:digit:]{1,4}|\n[ABCD]-Exh.[:digit:]{1,4}|\n[:digit:]{1,4}.|\nExh.[:digit:]{1,4}/[ABCD]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Exh-[:digit:]{1,4}, [:digit:]{1,4}|\n[:digit:]{1,4}\/[ABCD], [:digit:]{1,4}|\nExh.[:digit:]{1,4}\/[ABCD], [:digit:]{1,4}|\n\([ABCD]\) Exh.[:digit:]{1,4}, [:digit:]{1,4}|\n[ABCD]- Exh. [:digit:]{1,4}, [:digit:]{1,4}|\n[:digit:]{1,4}, [:digit:]{1,4}|\n[ABCD]-[:digit:]{1,4}, [:digit:]{1,4}|\nExh. [:digit:]{1,4}, [:digit:]{1,4}|\nExh.[:digit:]{1,4}, [:digit:]{1,4}|\nExh [:digit:]{1,4}, [:digit:]{1,4}|\n[ABCD] Exh. [:digit:]{1,4}, [:digit:]{1,4}|\n[ABCD] Exh.[:digit:]{1,4}, [:digit:]{1,4}|\n[ABCD] Exh [:digit:]{1,4}, [:digit:]{1,4}|\n([ABCD]) Exh. [:digit:]{1,4}, [:digit:]{1,4}|\n[ABCD] Exh [:digit:]{1,4}, [:digit:]{1,4}|\n[ABCD] Exh [:digit:]{1,4}, [:digit:]{1,4}|\n\([ABCD]\)Exh.[:digit:]{1,4}, [:digit:]{1,4}|\n[ABCD]-Exh.[:digit:]{1,4}, [:digit:]{1,4}|\n[ABCD]-<text:soft-page-break/>Exh.[:digit:]{1,4}, [:digit:]{1,4}|\n[:digit:]{1,4}, [:digit:]{1,4}.|\nExh.[:digit:]{1,4}/[ABCD]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Exh-[:digit:]{1,4}, [:digit:]{1,4}, [:digit:]{1,4}|\n[:digit:]{1,4}\/[ABCD], [:digit:]{1,4}, [:digit:]{1,4}|\nExh.[:digit:]{1,4}\/[ABCD], [:digit:]{1,4}, [:digit:]{1,4}|\n\([ABCD]\) Exh.[:digit:]{1,4}, [:digit:]{1,4}, [:digit:]{1,4}|\n[ABCD]- Exh. [:digit:]{1,4}, [:digit:]{1,4}, [:digit:]{1,4}|\n[:digit:]{1,4}, [:digit:]{1,4}, [:digit:]{1,4}|\n[ABCD]-[:digit:]{1,4}, [:digit:]{1,4}, [:digit:]{1,4}|\nExh. [:digit:]{1,4}, [:digit:]{1,4}, [:digit:]{1,4}|\nExh.[:digit:]{1,4}, [:digit:]{1,4}, [:digit:]{1,4}|\nExh [:digit:]{1,4}, [:digit:]{1,4}, [:digit:]{1,4}|\n([ABCD])Exh [:digit:]{1,4}, [:digit:]{1,4}, [:digit:]{1,4}|\n([ABCD])Exh. [:digit:]{1,4}, [:digit:]{1,4}, [:digit:]{1,4}|\n([ABCD])Exh.[:digit:]{1,4}, [:digit:]{1,4}, [:digit:]{1,4}|\n\([ABCD]\)Exh.[:digit:]{1,4}, [:digit:]{1,4}, [:digit:]{1,4}|\n[ABCD]-Exh.[:digit:]{1,4}, [:digit:]{1,4}, [:digit:]{1,4}|\n[ABCD]-Exh.[:digit:]{1,4}, [:digit:]{1,4}, [:digit:]{1,4}|\n[:digit:]{1,4}, [:digit:]{1,4}, [:digit:]{1,4}.|\nExh.[:digit:]{1,4}/[ABCD], [:digit:]{1,4}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Exh-[:digit:]{1,4}-[:digit:]{1,4}|\n[:digit:]{1,4}\/[ABCD]-[:digit:]{1,4}|\nExh.[:digit:]{1,4}\/[ABCD]-[:digit:]{1,4}|\n\([ABCD]\) Exh.[:digit:]{1,4}-[:digit:]{1,4}|\n[ABCD]- Exh. [:digit:]{1,4}-[:digit:]{1,4}|\n[:digit:]{1,4}-[:digit:]{1,4}|\n[ABCD]-[:digit:]{1,4}-[:digit:]{1,4}|\nExh. [:digit:]{1,4}-[:digit:]{1,4}|\nExh.[:digit:]{1,4}-[:digit:]{1,4}|\nExh [:digit:]{1,4}-[:digit:]{1,4}|\n([ABCD]) Exh [:digit:]{1,4}-[:digit:]{1,4}|\n([ABCD]) Exh. [:digit:]{1,4}-[:digit:]{1,4}|\n([ABCD]) Exh.[:digit:]{1,4}-[:digit:]{1,4}|\n\([ABCD]\)Exh.[:digit:]{1,4}-[:digit:]{1,4}|\n[ABCD]-Exh.[:digit:]{1,4}-[:digit:]{1,4}|\n[ABCD]-Exh.[:digit:]{1,4}-[:digit:]{1,4}|\n[:digit:]{1,4}-[:digit:]{1,4}.|\nExh.[:digit:]{1,4}/[ABCD]-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Exh-[:digit:]{1,4} - [:digit:]{1,4}|\n[:digit:]{1,4}\/[ABCD] - [:digit:]{1,4}|\nExh.[:digit:]{1,4}\/[ABCD] - [:digit:]{1,4}|\n\([ABCD]\) Exh.[:digit:]{1,4} - [:digit:]{1,4}|\n[ABCD]- Exh. [:digit:]{1,4} - [:digit:]{1,4}|\n-[:digit:]{1,4} - [:digit:]{1,4}|\n[ABCD]-[:digit:]{1,4} - [:digit:]{1,4}|\nExh. [:digit:]{1,4} - [:digit:]{1,4}|\nExh.[:digit:]{1,4} - [:digit:]{1,4}|\nExh <text:soft-page-break/>[:digit:]{1,4} - [:digit:]{1,4}|\n([ABCD]) Exh [:digit:]{1,4} - [:digit:]{1,4}|\n([ABCD]) Exh. [:digit:]{1,4} - [:digit:]{1,4}|\n([ABCD]) Exh.[:digit:]{1,4} - [:digit:]{1,4}|\n\([ABCD]\)Exh.[:digit:]{1,4} - [:digit:]{1,4}|\n[ABCD]-Exh.[:digit:]{1,4} - [:digit:]{1,4}|\n[ABCD]-Exh.[:digit:]{1,4} - [:digit:]{1,4}|\n[:digit:]{1,4} - [:digit:]{1,4}.|\nExh.[:digit:]{1,4}/[ABCD] - [:digit:]{1,4}"</text:p>
      <text:p text:style-name="P1"/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\nExh-[:digit:]{1,4} to [:digit:]{1,4}|\n[:digit:]{1,4}\/[ABCD] to [:digit:]{1,4}|\nExh.[:digit:]{1,4}\/[ABCD] to [:digit:]{1,4}|\n\([ABCD]\) Exh.[:digit:]{1,4} to [:digit:]{1,4}|\n[ABCD]- Exh. [:digit:]{1,4} to [:digit:]{1,4}|\n[:digit:]{1,4} to [:digit:]{1,4}|\n[ABCD]-[:digit:]{1,4} to [:digit:]{1,4}|\nExh. [:digit:]{1,4} to [:digit:]{1,4}|\nExh.[:digit:]{1,4} to [:digit:]{1,4}|\nExh [:digit:]{1,4} to [:digit:]{1,4}|\n([ABCD]) Exh [:digit:]{1,4} to [:digit:]{1,4}|\n([ABCD]) Exh. [:digit:]{1,4} to [:digit:]{1,4}|\n([ABCD]) Exh.[:digit:]{1,4} to [:digit:]{1,4}|\n\([ABCD]\)Exh.[:digit:]{1,4} to [:digit:]{1,4}|\n[ABCD]-Exh.[:digit:]{1,4} to [:digit:]{1,4}|\n[ABCD]-Exh.[:digit:]{1,4} to [:digit:]{1,4}|\n[:digit:]{1,4} to [:digit:]{1,4}.|\nExh.[:digit:]{1,4}/[ABCD] to [:digit:]{1,4}"</text:p>
      <text:p text:style-name="P1"/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\nExh-[:digit:]{1,4} and [:digit:]{1,4}|\n[:digit:]{1,4}\/[ABCD] and [:digit:]{1,4}|\nExh.[:digit:]{1,4}\/[ABCD] and [:digit:]{1,4}|\n\([ABCD]\) Exh.[:digit:]{1,4} and [:digit:]{1,4}|\n[ABCD]- Exh. [:digit:]{1,4} and [:digit:]{1,4}|\n[:digit:]{1,4} and [:digit:]{1,4}|\n[ABCD]-[:digit:]{1,4} and [:digit:]{1,4}|\nExh. [:digit:]{1,4} and [:digit:]{1,4}|\nExh.[:digit:]{1,4} and [:digit:]{1,4}|\nExh [:digit:]{1,4} and [:digit:]{1,4}|\n([ABCD]) Exh [:digit:]{1,4} and [:digit:]{1,4}|\n([ABCD]) Exh. [:digit:]{1,4} and [:digit:]{1,4}|\n([ABCD]) Exh.[:digit:]{1,4} and [:digit:]{1,4}|\n\([ABCD]\)Exh.[:digit:]{1,4} and [:digit:]{1,4}|\n[ABCD]-Exh.[:digit:]{1,4} and [:digit:]{1,4}|\n[ABCD]-Exh.[:digit:]{1,4} and [:digit:]{1,4}|\n[:digit:]{1,4} and [:digit:]{1,4}.|\nExh.[:digit:]{1,4}/[ABCD] and [:digit:]{1,4}"</text:p>
      <text:p text:style-name="P1"/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<text:soft-page-break/></text:p>
      <text:p text:style-name="P1">RDescrip = ThisComponent.createReplaceDescriptor</text:p>
      <text:p text:style-name="P1">RDescrip.searchRegularExpression = True</text:p>
      <text:p text:style-name="P1">RDescrip.searchString = "^[अबकड] [:digit:]{1,4}|^नि. [:digit:]{1,4}|^नि[:digit:]{1,4}|^[अबकड]\/नि.[:digit:]{1,4}|^[अबकड]-नि.[:digit:]{1,4}|^[अबकड] - नि. [:digit:]{1,4}|^[अबकड] - नि [:digit:]{1,4}|^[अबकड] \/ नि. [:digit:]{1,4}|^[अबकड] \/ नि [:digit:]{1,4}|^नि-[:digit:]{1,4}\/[अबकड]|^[:digit:]{1,4}\/[अबकड]|^[अबकड] [:digit:]{1,4}|^नि [:digit:]{1,4}|^[:digit:]{1,4}|^[अबकड]-[:digit:]{1,4}|^नि. क्र.[:digit:]{1,4}|^नि. क्र. [:digit:]{1,4}|^नि.क्र. [:digit:]{1,4}|^नि.[:digit:]{1,4}|^नि.क्र.[:digit:]{1,4}.|^ए/[:digit:]{1,4}|^बी/[:digit:]{1,4}|^सी/[:digit:]{1,4}|^डी/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[:digit:]{1,4}\/[अबकड], [:digit:]{1,4}|^नि-[:digit:]{1,4}\/[अबकड], [:digit:]{1,4}|^[अबकड] \/ नि [:digit:]{1,4}, [:digit:]{1,4}|^[अबकड] \/ नि. [:digit:]{1,4}, [:digit:]{1,4}|^[अबकड] - नि. [:digit:]{1,4}, [:digit:]{1,4}|^[अबकड]-नि.[:digit:]{1,4}, [:digit:]{1,4}|^[अबकड]\/नि.[:digit:]{1,4}, [:digit:]{1,4}|^नि[:digit:]{1,4}, [:digit:]{1,4}|^नि. [:digit:]{1,4}, [:digit:]{1,4}|^[अबकड] [:digit:]{1,4}, [:digit:]{1,4}|^नि [:digit:]{1,4}, [:digit:]{1,4}|^[:digit:]{1,4}, [:digit:]{1,4}|^[अबकड]-[:digit:]{1,4}, [:digit:]{1,4}|^नि. क्र. [:digit:]{1,4}, [:digit:]{1,4}|^नि.क्र.[:digit:]{1,4}, [:digit:]{1,4}|^नि.क्र. [:digit:]{1,4}, [:digit:]{1,4}|^[अबकड] नि.क्र. [:digit:]{1,4}, [:digit:]{1,4}|^[अबकड] नि.क्र. [:digit:]{1,4}, [:digit:]{1,4}|^([अबकड]) नि. क्र. [:digit:]{1,4}, [:digit:]{1,4}|^[अबकड] नि.क्र. [:digit:]{1,4}, [:digit:]{1,4}|^नि.[:digit:]{1,4}, [:digit:]{1,4}|^नि.क्र.[:digit:]{1,4}, [:digit:]{1,4}.|^ए/[:digit:]{1,4}, [:digit:]{1,4}|^बी/[:digit:]{1,4}, [:digit:]{1,4}|^सी/[:digit:]{1,4}, [:digit:]{1,4}|^डी/[:digit:]{1,4}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[:digit:]{1,4}\/[अबकड], [:digit:]{1,4}, [:digit:]{1,4}|^नि-[:digit:]{1,4}\/[अबकड], [:digit:]{1,4}, [:digit:]{1,4}|^[अबकड] \/ नि [:digit:]{1,4}, [:digit:]{1,4}, [:digit:]{1,4}|^[अबकड] \/ नि. [:digit:]{1,4}, [:digit:]{1,4}, [:digit:]{1,4}|^[अबकड] - नि. [:digit:]{1,4}, [:digit:]{1,4}, [:digit:]{1,4}|^[अबकड]-नि.[:digit:]{1,4}, [:digit:]{1,4}, [:digit:]{1,4}|^[अबकड]\/नि.<text:soft-page-break/>[:digit:]{1,4}, [:digit:]{1,4}, [:digit:]{1,4}|^नि[:digit:]{1,4}, [:digit:]{1,4}, [:digit:]{1,4}|^नि. [:digit:]{1,4}, [:digit:]{1,4}, [:digit:]{1,4}|^नि. [:digit:]{1,4}, [:digit:]{1,4}, [:digit:]{1,4}|^[अबकड] [:digit:]{1,4}, [:digit:]{1,4}, [:digit:]{1,4}|^नि [:digit:]{1,4}, [:digit:]{1,4}, [:digit:]{1,4}|^[:digit:]{1,4}, [:digit:]{1,4}, [:digit:]{1,4}|^[अबकड]-[:digit:]{1,4}, [:digit:]{1,4}, [:digit:]{1,4}|^नि. क्र. [:digit:]{1,4}, [:digit:]{1,4}, [:digit:]{1,4}|^नि.क्र.[:digit:]{1,4}, [:digit:]{1,4}, [:digit:]{1,4}|^नि.क्र. [:digit:]{1,4}, [:digit:]{1,4}, [:digit:]{1,4}|^([अबकड])नि. क्र. [:digit:]{1,4}, [:digit:]{1,4}, [:digit:]{1,4}|^([अबकड])नि. क्र. [:digit:]{1,4}, [:digit:]{1,4}, [:digit:]{1,4}|^([अबकड])नि. क्र.[:digit:]{1,4}, [:digit:]{1,4}, [:digit:]{1,4}|^नि.[:digit:]{1,4}, [:digit:]{1,4}, [:digit:]{1,4}|^नि.क्र.[:digit:]{1,4}, [:digit:]{1,4}, [:digit:]{1,4}.|^ए/[:digit:]{1,4}, [:digit:]{1,4}, [:digit:]{1,4}|^बी/[:digit:]{1,4}, [:digit:]{1,4}, [:digit:]{1,4}|^सी/[:digit:]{1,4}, [:digit:]{1,4}, [:digit:]{1,4}|^डी/[:digit:]{1,4}, [:digit:]{1,4}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[:digit:]{1,4}\/[अबकड]-[:digit:]{1,4}|^नि-[:digit:]{1,4}\/[अबकड]-[:digit:]{1,4}|^[अबकड] \/ नि [:digit:]{1,4}-[:digit:]{1,4}|^[अबकड] \/ नि. [:digit:]{1,4}-[:digit:]{1,4}|^[अबकड] - नि [:digit:]{1,4}-[:digit:]{1,4}|^[अबकड] - नि. [:digit:]{1,4}-[:digit:]{1,4}|^[अबकड]-नि.[:digit:]{1,4}-[:digit:]{1,4}|^[अबकड]\/नि.[:digit:]{1,4}-[:digit:]{1,4}|^नि[:digit:]{1,4}-[:digit:]{1,4}|^नि. [:digit:]{1,4}-[:digit:]{1,4}|^[अबकड] [:digit:]{1,4}-[:digit:]{1,4}|^नि [:digit:]{1,4}-[:digit:]{1,4}|^[:digit:]{1,4}-[:digit:]{1,4}|^[अबकड]-[:digit:]{1,4}-[:digit:]{1,4}|^नि. क्र. [:digit:]{1,4}-[:digit:]{1,4}|^नि.क्र. [:digit:]{1,4}-[:digit:]{1,4}|^नि. क्र. [:digit:]{1,4}-[:digit:]{1,4}|^([अबकड]) नि. क्र. [:digit:]{1,4}-[:digit:]{1,4}|^([अबकड]) नि. क्र. [:digit:]{1,4}-[:digit:]{1,4}|^([अबकड]) नि.क्र.[:digit:]{1,4}-[:digit:]{1,4}|^नि.[:digit:]{1,4}-[:digit:]{1,4}|^नि.क्र.[:digit:]{1,4}-[:digit:]{1,4}|^ए/[:digit:]{1,4}-[:digit:]{1,4}|^बी/[:digit:]{1,4}-[:digit:]{1,4}|^सी/[:digit:]{1,4}-[:digit:]{1,4}|^डी/[:digit:]{1,4}-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[:digit:]{1,4}\/[अबकड] - [:digit:]{1,4}|^नि-[:digit:]{1,4}\/[अबकड] - [:digit:]{1,4}|^[अबकड] \/ नि [:digit:]{1,4} - [:digit:]{1,4}|^[अबकड]\/नि.[:digit:]{1,4} - [:digit:]<text:soft-page-break/>{1,4}|^नि[:digit:]{1,4} - [:digit:]{1,4}|^नि. [:digit:]{1,4} - [:digit:]{1,4}|^[अबकड] [:digit:]{1,4} - [:digit:]{1,4}|^नि [:digit:]{1,4} - [:digit:]{1,4}|^[:digit:]{1,4} - [:digit:]{1,4}|^[अबकड]-[:digit:]{1,4} - [:digit:]{1,4}|^नि. क्र. [:digit:]{1,4} - [:digit:]{1,4}|^नि.क्र. [:digit:]{1,4} - [:digit:]{1,4}|^नि. क्र. [:digit:]{1,4} - [:digit:]{1,4}|^([अबकड]) नि. क्र. [:digit:]{1,4} - [:digit:]{1,4}|^([अबकड]) नि. क्र. [:digit:]{1,4} - [:digit:]{1,4}|^([अबकड]) नि.क्र.[:digit:]{1,4} - [:digit:]{1,4}|^नि.[:digit:]{1,4} - [:digit:]{1,4}|^नि.क्र.[:digit:]{1,4} - [:digit:]{1,4}|^ए/[:digit:]{1,4} - [:digit:]{1,4}|^बी/[:digit:]{1,4} - [:digit:]{1,4}|^सी/[:digit:]{1,4} - [:digit:]{1,4}|^डी/[:digit:]{1,4} -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^[:digit:]{1,4}\/[अबकड] ते [:digit:]{1,4}|^नि-[:digit:]{1,4}\/[अबकड] ते [:digit:]{1,4}|^[अबकड] \/ नि [:digit:]{1,4} ते [:digit:]{1,4}|^[अबकड] \/ नि. [:digit:]{1,4} ते [:digit:]{1,4}|^[अबकड] - नि [:digit:]{1,4} ते [:digit:]{1,4}|^[अबकड] - नि. [:digit:]{1,4} ते [:digit:]{1,4}|^[अबकड]-नि.[:digit:]{1,4} ते [:digit:]{1,4}|^[अबकड]\/नि.[:digit:]{1,4} ते [:digit:]{1,4}|^नि[:digit:]{1,4} ते [:digit:]{1,4}|^नि. [:digit:]{1,4} ते [:digit:]{1,4}|^[अबकड] [:digit:]{1,4} ते [:digit:]{1,4}|^नि [:digit:]{1,4} ते [:digit:]{1,4}|^[:digit:]{1,4} ते [:digit:]{1,4}|^[अबकड]-[:digit:]{1,4} ते [:digit:]{1,4}|^नि. क्र. [:digit:]{1,4} ते [:digit:]{1,4}|^नि.क्र. [:digit:]{1,4} ते [:digit:]{1,4}|^नि. क्र. [:digit:]{1,4} ते [:digit:]{1,4}|^([अबकड]) नि. क्र. [:digit:]{1,4} ते [:digit:]{1,4}|^([अबकड]) नि. क्र. [:digit:]{1,4} ते [:digit:]{1,4}|^([अबकड]) नि.क्र.[:digit:]{1,4} ते [:digit:]{1,4}|^नि.[:digit:]{1,4} ते [:digit:]{1,4}|^नि.क्र.[:digit:]{1,4} ते [:digit:]{1,4}|^ए/[:digit:]{1,4} ते [:digit:]{1,4}|^बी/[:digit:]{1,4} ते [:digit:]{1,4}|^सी/[:digit:]{1,4} ते [:digit:]{1,4}|^डी/[:digit:]{1,4} ते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\n[अबकड] [:digit:]{1,4}|\nनि. [:digit:]{1,4}|\nनि[:digit:]{1,4}|\n[अबकड]\/नि.[:digit:]{1,4}|\n[अबकड]-नि.[:digit:]{1,4}|\n[अबकड] - नि. [:digit:]{1,4}|\n[अबकड] - नि [:digit:]{1,4}|\n[अबकड] \/ नि. [:digit:]{1,4}|\n[अबकड] \/ नि [:digit:]{1,4}|\nनि-[:digit:]{1,4}\/[अबकड]|\n[:digit:]{1,4}\/[अबकड]|\n[अबकड] [:digit:]{1,4}|\nनि [:digit:]{1,4}|\n[:digit:]{1,4}|\n[अबकड]-[:digit:]{1,4}|\nनि. क्र.[:digit:]{1,4}|\nनि. क्र. [:digit:]{1,4}|\nनि.क्र. [:digit:]{1,4}|\<text:soft-page-break/>nनि.[:digit:]{1,4}|\nनि.क्र.[:digit:]{1,4}|\nए/[:digit:]{1,4}|\nबी/[:digit:]{1,4}|\nसी/[:digit:]{1,4}|\nडी/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[:digit:]{1,4}\/[अबकड], [:digit:]{1,4}|\nनि-[:digit:]{1,4}\/[अबकड], [:digit:]{1,4}|\n[अबकड] \/ नि [:digit:]{1,4}, [:digit:]{1,4}|\n[अबकड] \/ नि. [:digit:]{1,4}, [:digit:]{1,4}|\n[अबकड] - नि. [:digit:]{1,4}, [:digit:]{1,4}|\n[अबकड]-नि.[:digit:]{1,4}, [:digit:]{1,4}|\n[अबकड]\/नि.[:digit:]{1,4}, [:digit:]{1,4}|\nनि[:digit:]{1,4}, [:digit:]{1,4}|\nनि. [:digit:]{1,4}, [:digit:]{1,4}|\n[अबकड] [:digit:]{1,4}, [:digit:]{1,4}|\nनि [:digit:]{1,4}, [:digit:]{1,4}|\n[:digit:]{1,4}, [:digit:]{1,4}|\n[अबकड]-[:digit:]{1,4}, [:digit:]{1,4}|\nनि. क्र. [:digit:]{1,4}, [:digit:]{1,4}|\nनि.क्र.[:digit:]{1,4}, [:digit:]{1,4}|\nनि.क्र. [:digit:]{1,4}, [:digit:]{1,4}|\n[अबकड] नि.क्र. [:digit:]{1,4}, [:digit:]{1,4}|\n[अबकड] नि.क्र. [:digit:]{1,4}, [:digit:]{1,4}|\n([अबकड]) नि. क्र. [:digit:]{1,4}, [:digit:]{1,4}|\n[अबकड] नि.क्र. [:digit:]{1,4}, [:digit:]{1,4}|\nनि.[:digit:]{1,4}, [:digit:]{1,4}|\nनि.क्र.[:digit:]{1,4}, [:digit:]{1,4}|\nए/[:digit:]{1,4}, [:digit:]{1,4}|\nबी/[:digit:]{1,4}, [:digit:]{1,4}|\nसी/[:digit:]{1,4}, [:digit:]{1,4}|\nडी/[:digit:]{1,4}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[:digit:]{1,4}\/[अबकड], [:digit:]{1,4}, [:digit:]{1,4}|\nनि-[:digit:]{1,4}\/[अबकड], [:digit:]{1,4}, [:digit:]{1,4}|\n[अबकड] \/ नि [:digit:]{1,4}, [:digit:]{1,4}, [:digit:]{1,4}|\n[अबकड] \/ नि. [:digit:]{1,4}, [:digit:]{1,4}, [:digit:]{1,4}|\n[अबकड] - नि. [:digit:]{1,4}, [:digit:]{1,4}, [:digit:]{1,4}|\n[अबकड]-नि.[:digit:]{1,4}, [:digit:]{1,4}, [:digit:]{1,4}|\n[अबकड]\/नि.[:digit:]{1,4}, [:digit:]{1,4}, [:digit:]{1,4}|\nनि[:digit:]{1,4}, [:digit:]{1,4}, [:digit:]{1,4}|\nनि. [:digit:]{1,4}, [:digit:]{1,4}, [:digit:]{1,4}|\nनि. [:digit:]{1,4}, [:digit:]{1,4}, [:digit:]{1,4}|\n[अबकड] [:digit:]{1,4}, [:digit:]{1,4}, [:digit:]{1,4}|\nनि [:digit:]{1,4}, [:digit:]{1,4}, [:digit:]{1,4}|\n[:digit:]{1,4}, [:digit:]{1,4}, [:digit:]{1,4}|\n[अबकड]-[:digit:]{1,4}, [:digit:]{1,4}, [:digit:]{1,4}|\nनि. क्र. [:digit:]{1,4}, [:digit:]{1,4}, [:digit:]{1,4}|\nनि.क्र.[:digit:]{1,4}, [:digit:]{1,4}, [:digit:]{1,4}|\nनि.क्र. [:digit:]{1,4}, [:digit:]{1,4}, [:digit:]{1,4}|\n([अबकड])नि. क्र. [:digit:]{1,4}, <text:soft-page-break/>[:digit:]{1,4}, [:digit:]{1,4}|\n([अबकड])नि. क्र. [:digit:]{1,4}, [:digit:]{1,4}, [:digit:]{1,4}|\n([अबकड])नि. क्र.[:digit:]{1,4}, [:digit:]{1,4}, [:digit:]{1,4}|\nनि.[:digit:]{1,4}, [:digit:]{1,4}, [:digit:]{1,4}|\nनि.क्र.[:digit:]{1,4}, [:digit:]{1,4}, [:digit:]{1,4}|\nए/[:digit:]{1,4}, [:digit:]{1,4}, [:digit:]{1,4}|\nबी/[:digit:]{1,4}, [:digit:]{1,4}, [:digit:]{1,4}|\nसी/[:digit:]{1,4}, [:digit:]{1,4}, [:digit:]{1,4}|\nडी/[:digit:]{1,4}, [:digit:]{1,4},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[:digit:]{1,4}\/[अबकड]-[:digit:]{1,4}|\nनि-[:digit:]{1,4}\/[अबकड]-[:digit:]{1,4}|\n[अबकड] \/ नि [:digit:]{1,4}-[:digit:]{1,4}|\n[अबकड] \/ नि. [:digit:]{1,4}-[:digit:]{1,4}|\n[अबकड] - नि [:digit:]{1,4}-[:digit:]{1,4}|\n[अबकड] - नि. [:digit:]{1,4}-[:digit:]{1,4}|\n[अबकड]-नि.[:digit:]{1,4}-[:digit:]{1,4}|\n[अबकड]\/नि.[:digit:]{1,4}-[:digit:]{1,4}|\nनि[:digit:]{1,4}-[:digit:]{1,4}|\nनि. [:digit:]{1,4}-[:digit:]{1,4}|\n[अबकड] [:digit:]{1,4}-[:digit:]{1,4}|\nनि [:digit:]{1,4}-[:digit:]{1,4}|\n[:digit:]{1,4}-[:digit:]{1,4}|\n[अबकड]-[:digit:]{1,4}-[:digit:]{1,4}|\nनि. क्र. [:digit:]{1,4}-[:digit:]{1,4}|\nनि.क्र. [:digit:]{1,4}-[:digit:]{1,4}|\nनि. क्र. [:digit:]{1,4}-[:digit:]{1,4}|\n([अबकड]) नि. क्र. [:digit:]{1,4}-[:digit:]{1,4}|\n([अबकड]) नि. क्र. [:digit:]{1,4}-[:digit:]{1,4}|\n([अबकड]) नि.क्र.[:digit:]{1,4}-[:digit:]{1,4}|\nनि.[:digit:]{1,4}-[:digit:]{1,4}|\nनि.क्र.[:digit:]{1,4}-[:digit:]{1,4}|\nए/[:digit:]{1,4}-[:digit:]{1,4}|\nबी/[:digit:]{1,4}-[:digit:]{1,4}|\nसी/[:digit:]{1,4}-[:digit:]{1,4}|\nडी/[:digit:]{1,4}-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[:digit:]{1,4}\/[अबकड] - [:digit:]{1,4}|\nनि-[:digit:]{1,4}\/[अबकड] - [:digit:]{1,4}|\n[अबकड] \/ नि [:digit:]{1,4} - [:digit:]{1,4}|\n[अबकड]\/नि.[:digit:]{1,4} - [:digit:]{1,4}|\nनि[:digit:]{1,4} - [:digit:]{1,4}|\nनि. [:digit:]{1,4} - [:digit:]{1,4}|\n[अबकड] [:digit:]{1,4} - [:digit:]{1,4}|\nनि [:digit:]{1,4} - [:digit:]{1,4}|\n[:digit:]{1,4} - [:digit:]{1,4}|\n[अबकड]-[:digit:]{1,4} - [:digit:]{1,4}|\nनि. क्र. [:digit:]{1,4} - [:digit:]{1,4}|\nनि.क्र. [:digit:]{1,4} - [:digit:]{1,4}|\nनि. क्र. [:digit:]{1,4} - [:digit:]{1,4}|\n([अबकड]) नि. क्र. [:digit:]{1,4} - [:digit:]{1,4}|\n([अबकड]) नि. क्र. [:digit:]{1,4} - [:digit:]{1,4}|\n([अबकड]) नि.क्र.[:digit:]{1,4} - [:digit:]{1,4}|\nनि.[:digit:]<text:soft-page-break/>{1,4} - [:digit:]{1,4}|\nनि.क्र.[:digit:]{1,4} - [:digit:]{1,4}|\nए/[:digit:]{1,4} - [:digit:]{1,4}|\nबी/[:digit:]{1,4} - [:digit:]{1,4}|\nसी/[:digit:]{1,4} - [:digit:]{1,4}|\nडी/[:digit:]{1,4} -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\n[:digit:]{1,4}\/[अबकड] ते [:digit:]{1,4}|\nनि-[:digit:]{1,4}\/[अबकड] ते [:digit:]{1,4}|\n[अबकड] \/ नि [:digit:]{1,4} ते [:digit:]{1,4}|\n[अबकड] \/ नि. [:digit:]{1,4} ते [:digit:]{1,4}|\n[अबकड] - नि [:digit:]{1,4} ते [:digit:]{1,4}|\n[अबकड] - नि. [:digit:]{1,4} ते [:digit:]{1,4}|\n[अबकड]-नि.[:digit:]{1,4} ते [:digit:]{1,4}|\n[अबकड]\/नि.[:digit:]{1,4} ते [:digit:]{1,4}|\nनि[:digit:]{1,4} ते [:digit:]{1,4}|\nनि. [:digit:]{1,4} ते [:digit:]{1,4}|\n[अबकड] [:digit:]{1,4} ते [:digit:]{1,4}|\nनि [:digit:]{1,4} ते [:digit:]{1,4}|\n[:digit:]{1,4} ते [:digit:]{1,4}|\n[अबकड]-[:digit:]{1,4} ते [:digit:]{1,4}|\nनि. क्र. [:digit:]{1,4} ते [:digit:]{1,4}|\nनि.क्र. [:digit:]{1,4} ते [:digit:]{1,4}|\nनि. क्र. [:digit:]{1,4} ते [:digit:]{1,4}|\n([अबकड]) नि. क्र. [:digit:]{1,4} ते [:digit:]{1,4}|\n([अबकड]) नि. क्र. [:digit:]{1,4} ते [:digit:]{1,4}|\n([अबकड]) नि.क्र.[:digit:]{1,4} ते [:digit:]{1,4}||\nनि.[:digit:]{1,4} ते [:digit:]{1,4}|\nनि.क्र.[:digit:]{1,4} ते [:digit:]{1,4}|\nए/[:digit:]{1,4} ते [:digit:]{1,4}|\nबी/[:digit:]{1,4} ते [:digit:]{1,4}|\nसी/[:digit:]{1,4} ते [:digit:]{1,4}|\nडी/[:digit:]{1,4} ते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\n[:digit:]{1,4}\/[अबकड] व [:digit:]{1,4}|\nनि-[:digit:]{1,4}\/[अबकड] व [:digit:]{1,4}|\n[अबकड] \/ नि [:digit:]{1,4} व [:digit:]{1,4}|\n[अबकड] \/ नि. [:digit:]{1,4} व [:digit:]{1,4}|\n[अबकड] - नि [:digit:]{1,4} व [:digit:]{1,4}|\n[अबकड] - नि. [:digit:]{1,4} व [:digit:]{1,4}|\n[अबकड]-नि.[:digit:]{1,4} व [:digit:]{1,4}|\n[अबकड]\/नि.[:digit:]{1,4} व [:digit:]{1,4}|\nनि[:digit:]{1,4} व [:digit:]{1,4}|\nनि. [:digit:]{1,4} व [:digit:]{1,4}|\n[अबकड] [:digit:]{1,4} व [:digit:]{1,4}|\nनि [:digit:]{1,4} व [:digit:]{1,4}|\n[:digit:]{1,4} व [:digit:]{1,4}|\n[अबकड]-[:digit:]{1,4} व [:digit:]{1,4}|\nनि. क्र. [:digit:]{1,4} व [:digit:]{1,4}|\nनि.क्र. [:digit:]{1,4} व [:digit:]{1,4}|\nनि. क्र. [:digit:]{1,4} व [:digit:]{1,4}|\n([अबकड]) नि. क्र. [:digit:]{1,4} व <text:soft-page-break/>[:digit:]{1,4}|\n([अबकड]) नि. क्र. [:digit:]{1,4} व [:digit:]{1,4}|\n([अबकड]) नि.क्र.[:digit:]{1,4} व [:digit:]{1,4}||\nनि.[:digit:]{1,4} व [:digit:]{1,4}|\nनि.क्र.[:digit:]{1,4} व [:digit:]{1,4}|\nए/[:digit:]{1,4} व [:digit:]{1,4}|\nबी/[:digit:]{1,4} व [:digit:]{1,4}|\nसी/[:digit:]{1,4} व [:digit:]{1,4}|\nडी/[:digit:]{1,4} व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\n[:digit:]{1,4}\/[अबकड] आणि [:digit:]{1,4}|\nनि-[:digit:]{1,4}\/[अबकड] आणि [:digit:]{1,4}|\n[अबकड] \/ नि [:digit:]{1,4} आणि [:digit:]{1,4}|\n[अबकड] \/ नि. [:digit:]{1,4} आणि [:digit:]{1,4}|\n[अबकड] - नि [:digit:]{1,4} आणि [:digit:]{1,4}|\n[अबकड] - नि. [:digit:]{1,4} आणि [:digit:]{1,4}|\n[अबकड]-नि.[:digit:]{1,4} आणि [:digit:]{1,4}|\n[अबकड]\/नि.[:digit:]{1,4} आणि [:digit:]{1,4}|\nनि[:digit:]{1,4} आणि [:digit:]{1,4}|\nनि. [:digit:]{1,4} आणि [:digit:]{1,4}|\n[अबकड] [:digit:]{1,4} आणि [:digit:]{1,4}|\nनि [:digit:]{1,4} आणि [:digit:]{1,4}|\n[:digit:]{1,4} आणि [:digit:]{1,4}|\n[अबकड]-[:digit:]{1,4} आणि [:digit:]{1,4}|\nनि. क्र. [:digit:]{1,4} आणि [:digit:]{1,4}|\nनि.क्र. [:digit:]{1,4} आणि [:digit:]{1,4}|\nनि. क्र. [:digit:]{1,4} आणि [:digit:]{1,4}|\n([अबकड]) नि. क्र. [:digit:]{1,4} आणि [:digit:]{1,4}|\n([अबकड]) नि. क्र. [:digit:]{1,4} आणि [:digit:]{1,4}|\n([अबकड]) नि.क्र.[:digit:]{1,4} आणि [:digit:]{1,4}||\nनि.[:digit:]{1,4} आणि [:digit:]{1,4}|\nनि.क्र.[:digit:]{1,4} आणि [:digit:]{1,4}|\nए/[:digit:]{1,4} आणि [:digit:]{1,4}|\nबी/[:digit:]{1,4} आणि [:digit:]{1,4}|\nसी/[:digit:]{1,4} आणि [:digit:]{1,4}|\nडी/[:digit:]{1,4} आणि [:digit:]{1,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/ [:digit:]{1,10} / [:digit:]{1,10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<text:soft-page-break/>RDescrip = ThisComponent.createReplaceDescriptor</text:p>
      <text:p text:style-name="P1">RDescrip.searchRegularExpression = True</text:p>
      <text:p text:style-name="P1">RDescrip.searchString = "[:digit:]{2}-[:digit:]{2}-[:digit:]{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: [:print:]{1,100} / 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: [:print:]{1,100} / 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em ----------------------------------------------------------------------</text:p>
      <text:p text:style-name="P1">dispatcher.executeDispatch(document, ".uno:SelectAll", "", 0, Array())</text:p>
      <text:p text:style-name="P1"/>
      <text:p text:style-name="P1">rem ----------------------------------------------------------------------</text:p>
      <text:p text:style-name="P1">dim args5(4) as new com.sun.star.beans.PropertyValue</text:p>
      <text:p text:style-name="P1">args5(0).Name = "CharFontName.StyleName"</text:p>
      <text:p text:style-name="P1">args5(0).Value = ""</text:p>
      <text:p text:style-name="P1">args5(1).Name = "CharFontName.Pitch"</text:p>
      <text:p text:style-name="P1">args5(1).Value = 2</text:p>
      <text:p text:style-name="P1">args5(2).Name = "CharFontName.CharSet"</text:p>
      <text:p text:style-name="P1">args5(2).Value = -1</text:p>
      <text:p text:style-name="P1">args5(3).Name = "CharFontName.Family"</text:p>
      <text:p text:style-name="P1">args5(3).Value = 3</text:p>
      <text:p text:style-name="P1">args5(4).Name = "CharFontName.FamilyName"</text:p>
      <text:p text:style-name="P1">args5(4).Value = "Liberation Serif"</text:p>
      <text:p text:style-name="P1"/>
      <text:p text:style-name="P1">dispatcher.executeDispatch(document, ".uno:CharFontName", "", 0, args5())</text:p>
      <text:p text:style-name="P1"/>
      <text:p text:style-name="P1"/>
      <text:p text:style-name="P1">rem ----------------------------------------------------------------------</text:p>
      <text:p text:style-name="P1">dim args6(2) as new com.sun.star.beans.PropertyValue</text:p>
      <text:p text:style-name="P1">args6(0).Name = "FontHeight.Height"</text:p>
      <text:p text:style-name="P1"><text:soft-page-break/>args6(0).Value = 12</text:p>
      <text:p text:style-name="P1">args6(1).Name = "FontHeight.Prop"</text:p>
      <text:p text:style-name="P1">args6(1).Value = 100</text:p>
      <text:p text:style-name="P1">args6(2).Name = "FontHeight.Diff"</text:p>
      <text:p text:style-name="P1">args6(2).Value = 0</text:p>
      <text:p text:style-name="P1"/>
      <text:p text:style-name="P1">dispatcher.executeDispatch(document, ".uno:FontHeight", "", 0, args6())</text:p>
      <text:p text:style-name="P1"/>
      <text:p text:style-name="P1"/>
      <text:p text:style-name="P1"/>
      <text:p text:style-name="P1">rem ----------------------------------------------------------------------</text:p>
      <text:p text:style-name="P1">dim args7(4) as new com.sun.star.beans.PropertyValue</text:p>
      <text:p text:style-name="P1">args7(0).Name = "TopBottomMargin.TopMargin"</text:p>
      <text:p text:style-name="P1">args7(0).Value = 0</text:p>
      <text:p text:style-name="P1">args7(1).Name = "TopBottomMargin.BottomMargin"</text:p>
      <text:p text:style-name="P1">args7(1).Value = 0</text:p>
      <text:p text:style-name="P1">args7(2).Name = "TopBottomMargin.ContextMargin"</text:p>
      <text:p text:style-name="P1">args7(2).Value = false</text:p>
      <text:p text:style-name="P1">args7(3).Name = "TopBottomMargin.TopRelMargin"</text:p>
      <text:p text:style-name="P1">args7(3).Value = 100</text:p>
      <text:p text:style-name="P1">args7(4).Name = "TopBottomMargin.BottomRelMargin"</text:p>
      <text:p text:style-name="P1">args7(4).Value = 100</text:p>
      <text:p text:style-name="P1"/>
      <text:p text:style-name="P1">dispatcher.executeDispatch(document, ".uno:TopBottomMargin", "", 0, args7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>dim args8(0) as new com.sun.star.beans.PropertyValue</text:p>
      <text:p text:style-name="P1">args8(0).Name = "NumberingStart"</text:p>
      <text:p text:style-name="P1">args8(0).Value = false</text:p>
      <text:p text:style-name="P1"/>
      <text:p text:style-name="P1">dispatcher.executeDispatch(document, ".uno:NumberingStart", "", 0, args8())</text:p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>dim args9(0) as new com.sun.star.beans.PropertyValue</text:p>
      <text:p text:style-name="P1">args9(0).Name = "NumNewStartAt"</text:p>
      <text:p text:style-name="P1">args9(0).Value = 65535</text:p>
      <text:p text:style-name="P1"/>
      <text:p text:style-name="P1">dispatcher.executeDispatch(document, ".uno:NumNewStartAt", "", 0, args9())</text:p>
      <text:p text:style-name="P1"/>
      <text:p text:style-name="P1"/>
      <text:p text:style-name="P1"/>
      <text:p text:style-name="P1">dim args10(0) as new com.sun.star.beans.PropertyValue</text:p>
      <text:p text:style-name="P1"><text:soft-page-break/>args10(0).Name = "ControlCodes"</text:p>
      <text:p text:style-name="P1">args10(0).Value = true</text:p>
      <text:p text:style-name="P1"/>
      <text:p text:style-name="P1">dispatcher.executeDispatch(document, ".uno:ControlCodes", "", 0, args10())</text:p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>dim args11(0) as new com.sun.star.beans.PropertyValue</text:p>
      <text:p text:style-name="P1">args11(0).Name = "ControlCodes"</text:p>
      <text:p text:style-name="P1">args11(0).Value = false</text:p>
      <text:p text:style-name="P1"/>
      <text:p text:style-name="P1">dispatcher.executeDispatch(document, ".uno:ControlCodes", "", 0, args11())</text:p>
      <text:p text:style-name="P1"/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>dim args12(0) as new com.sun.star.beans.PropertyValue</text:p>
      <text:p text:style-name="P1">args12(0).Name = "ControlCodes"</text:p>
      <text:p text:style-name="P1">args12(0).Value = true</text:p>
      <text:p text:style-name="P1"/>
      <text:p text:style-name="P1">dispatcher.executeDispatch(document, ".uno:ControlCodes", "", 0, args12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m ----------------------------------------------------------------------</text:p>
      <text:p text:style-name="P1">dim args13(0) as new com.sun.star.beans.PropertyValue</text:p>
      <text:p text:style-name="P1">args13(0).Name = "ControlCodes"</text:p>
      <text:p text:style-name="P1">args13(0).Value = false</text:p>
      <text:p text:style-name="P1"/>
      <text:p text:style-name="P1">dispatcher.executeDispatch(document, ".uno:ControlCodes", "", 0, args13())</text:p>
      <text:p text:style-name="P1"/>
      <text:p text:style-name="P1"/>
      <text:p text:style-name="P1"/>
      <text:p text:style-name="P1">RDescrip = ThisComponent.createReplaceDescriptor</text:p>
      <text:p text:style-name="P1">RDescrip.searchRegularExpression = True</text:p>
      <text:p text:style-name="P1">RDescrip.searchString = "\n[:print:]{1,100} Vs [:print:]{1,100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<text:soft-page-break/>RDescrip = ThisComponent.createReplaceDescriptor</text:p>
      <text:p text:style-name="P1">RDescrip.searchRegularExpression = True</text:p>
      <text:p text:style-name="P1">RDescrip.searchString = "[:digit:]{2}-[:digit:]{2}-[:digit:]{4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: [:print:]{1,100} / 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/ [:digit:]{1,10} / [:digit:]{1,10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Case Adjourn for: [:print:]{1,100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Matter adjourned for [:print:]{1,100}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<text:soft-page-break/>next i</text:p>
      <text:p text:style-name="P1"><text:s text:c="2"/></text:p>
      <text:p text:style-name="P1">RDescrip = ThisComponent.createReplaceDescriptor</text:p>
      <text:p text:style-name="P1">RDescrip.searchRegularExpression = True</text:p>
      <text:p text:style-name="P1">RDescrip.searchString = "[:print:]{1,100}: प्रकरण करिता तहकुब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[:print:]{1,100}: Proceeding is closed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[:print:]{1,100}: प्रकरण बंद करण्यात आले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5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Case Adjourn for: 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00</text:p>
      <text:p text:style-name="P1">next i</text:p>
      <text:p text:style-name="P1"><text:s text:c="2"/></text:p>
      <text:p text:style-name="P1">RDescrip = ThisComponent.createReplaceDescriptor</text:p>
      <text:p text:style-name="P1">RDescrip.searchRegularExpression = True</text:p>
      <text:p text:style-name="P1">RDescrip.searchString = ": प्रकरण करिता तहकुब"</text:p>
      <text:p text:style-name="P1">rngs = ThisComponent.findAll(RDescrip)</text:p>
      <text:p text:style-name="P1">for i = 0 to rngs.count-1</text:p>
      <text:p text:style-name="P1"><text:soft-page-break/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00</text:p>
      <text:p text:style-name="P1">next i</text:p>
      <text:p text:style-name="P1">RDescrip = ThisComponent.createReplaceDescriptor</text:p>
      <text:p text:style-name="P1">RDescrip.searchRegularExpression = True</text:p>
      <text:p text:style-name="P1">RDescrip.searchString = ": Proceeding is closed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0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: Proceeding is closed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 = "Bitstream Charter"</text:p>
      <text:p text:style-name="P1"><text:tab/>foundText.CharHeight = 12</text:p>
      <text:p text:style-name="P1"><text:s text:c="3"/>foundText.CharWeight = 100</text:p>
      <text:p text:style-name="P1">next i</text:p>
      <text:p text:style-name="P1"/>
      <text:p text:style-name="P1">RDescrip = ThisComponent.createReplaceDescriptor</text:p>
      <text:p text:style-name="P1">RDescrip.searchRegularExpression = True</text:p>
      <text:p text:style-name="P1">RDescrip.searchString = ": प्रकरण बंद करण्यात आले"</text:p>
      <text:p text:style-name="P1">rngs = ThisComponent.findAll(RDescrip)</text:p>
      <text:p text:style-name="P1">for i = 0 to rngs.count-1</text:p>
      <text:p text:style-name="P1"><text:s text:c="3"/>foundText = rngs.getByIndex(i)</text:p>
      <text:p text:style-name="P1"><text:tab/>foundText.CharFontNameComplex = "Lohit Devanagari"</text:p>
      <text:p text:style-name="P1"><text:tab/>foundText.CharHeightComplex = 12</text:p>
      <text:p text:style-name="P1"><text:s text:c="3"/>foundText.CharWeightComplex = 100</text:p>
      <text:p text:style-name="P1">next i</text:p>
      <text:p text:style-name="P1"/>
      <text:p text:style-name="P1"/>
      <text:p text:style-name="P1"/>
      <text:p text:style-name="P1"/>
      <text:p text:style-name="P1"/>
      <text:p text:style-name="P1"><text:tab/>dim oDoc12 as object, oStyles19 as object, oStyle19 as object, undoMgr19 as object</text:p>
      <text:p text:style-name="P1"><text:tab/>const cUndo19="Edit Style"</text:p>
      <text:p text:style-name="P1"><text:tab/>oDoc12=ThisComponent</text:p>
      <text:p text:style-name="P1"><text:tab/>undoMgr19=oDoc.UndoManager</text:p>
      <text:p text:style-name="P1"><text:tab/>undoMgr19.enterUndoContext(cUndo) 'only one step in Undo/Redo for all tables</text:p>
      <text:p text:style-name="P1"><text:tab/>rem paragraph style</text:p>
      <text:p text:style-name="P1"><text:tab/>oStyles19=oDoc12.StyleFamilies.getByName("ParagraphStyles") 'or: CharacterStyles etc. (see oDoc.StyleFamilies.ElementNames)</text:p>
      <text:p text:style-name="P1"><text:tab/>oStyle19=oStyles19.getByName("Text body")</text:p>
      <text:p text:style-name="P1"><text:tab/>with oStyle19</text:p>
      <text:p text:style-name="P1"><text:soft-page-break/><text:tab/><text:tab/>.ParaKeepTogether=true</text:p>
      <text:p text:style-name="P1"><text:tab/><text:tab/>.ParaSplit=false</text:p>
      <text:p text:style-name="P1"><text:tab/>end with</text:p>
      <text:p text:style-name="P1"><text:tab/>undoMgr19.leaveUndoContext(cUndo) <text:s text:c="7"/></text:p>
      <text:p text:style-name="P1"/>
      <text:p text:style-name="P1"/>
      <text:p text:style-name="P1"/>
      <text:p text:style-name="P1"/>
      <text:p text:style-name="P1"><text:tab/></text:p>
      <text:p text:style-name="P1"><text:tab/>dim oDoc13 as object, oTable20 as object, oRow20 as object, undoMgr20 as object</text:p>
      <text:p text:style-name="P1"><text:tab/>const cUndo20="Change Tables"</text:p>
      <text:p text:style-name="P1"><text:tab/>oDoc13=ThisComponent</text:p>
      <text:p text:style-name="P1"><text:tab/>undoMgr20=oDoc13.UndoManager</text:p>
      <text:p text:style-name="P1"><text:tab/>undoMgr20.enterUndoContext(cUndo) 'only one step in Undo/Redo for all tables</text:p>
      <text:p text:style-name="P1"><text:tab/>for each oTable20 in oDoc13.TextTables</text:p>
      <text:p text:style-name="P1"><text:tab/><text:tab/>rem set "Allow table to split"</text:p>
      <text:p text:style-name="P1"><text:tab/><text:tab/>oTable20.Split=false 'if Table split is false, then there isn't necessary to set "Allow row to break"</text:p>
      <text:p text:style-name="P1"><text:tab/><text:tab/>rem set "Allow row to break" </text:p>
      <text:p text:style-name="P1">'<text:tab/><text:tab/>for each oRow in oTable.Rows</text:p>
      <text:p text:style-name="P1">'<text:tab/><text:tab/><text:tab/>oRow.IsSplitAllowed=false 'it is necessary to set each row</text:p>
      <text:p text:style-name="P1">'<text:tab/><text:tab/>next</text:p>
      <text:p text:style-name="P1"><text:tab/>next</text:p>
      <text:p text:style-name="P1"><text:tab/>undoMgr20.leaveUndoContext(cUndo20)</text:p>
      <text:p text:style-name="P1"/>
      <text:p text:style-name="P1"><text:tab/> <text:s text:c="14"/></text:p>
      <text:p text:style-name="P1"/>
      <text:p text:style-name="P1"/>
      <text:p text:style-name="P1">rem ----------------------------------------------------------------------</text:p>
      <text:p text:style-name="P1">dim args14(18) as new com.sun.star.beans.PropertyValue</text:p>
      <text:p text:style-name="P1">args14(0).Name = "SearchItem.StyleFamily"</text:p>
      <text:p text:style-name="P1">args14(0).Value = 2</text:p>
      <text:p text:style-name="P1">args14(1).Name = "SearchItem.CellType"</text:p>
      <text:p text:style-name="P1">args14(1).Value = 0</text:p>
      <text:p text:style-name="P1">args14(2).Name = "SearchItem.RowDirection"</text:p>
      <text:p text:style-name="P1">args14(2).Value = true</text:p>
      <text:p text:style-name="P1">args14(3).Name = "SearchItem.AllTables"</text:p>
      <text:p text:style-name="P1">args14(3).Value = false</text:p>
      <text:p text:style-name="P1">args14(4).Name = "SearchItem.Backward"</text:p>
      <text:p text:style-name="P1">args14(4).Value = false</text:p>
      <text:p text:style-name="P1">args14(5).Name = "SearchItem.Pattern"</text:p>
      <text:p text:style-name="P1">args14(5).Value = false</text:p>
      <text:p text:style-name="P1">args14(6).Name = "SearchItem.Content"</text:p>
      <text:p text:style-name="P1">args14(6).Value = false</text:p>
      <text:p text:style-name="P1">args14(7).Name = "SearchItem.AsianOptions"</text:p>
      <text:p text:style-name="P1">args14(7).Value = false</text:p>
      <text:p text:style-name="P1">args14(8).Name = "SearchItem.AlgorithmType"</text:p>
      <text:p text:style-name="P1">args14(8).Value = 1</text:p>
      <text:p text:style-name="P1">args14(9).Name = "SearchItem.SearchFlags"</text:p>
      <text:p text:style-name="P1">args14(9).Value = 65536</text:p>
      <text:p text:style-name="P1">args14(10).Name = "SearchItem.SearchString"</text:p>
      <text:p text:style-name="P1">args14(10).Value = "Judge$"</text:p>
      <text:p text:style-name="P1"><text:soft-page-break/>args14(11).Name = "SearchItem.ReplaceString"</text:p>
      <text:p text:style-name="P1">args14(11).Value = "District Judge"</text:p>
      <text:p text:style-name="P1">args14(12).Name = "SearchItem.Locale"</text:p>
      <text:p text:style-name="P1">args14(12).Value = 255</text:p>
      <text:p text:style-name="P1">args14(13).Name = "SearchItem.ChangedChars"</text:p>
      <text:p text:style-name="P1">args14(13).Value = 2</text:p>
      <text:p text:style-name="P1">args14(14).Name = "SearchItem.DeletedChars"</text:p>
      <text:p text:style-name="P1">args14(14).Value = 2</text:p>
      <text:p text:style-name="P1">args14(15).Name = "SearchItem.InsertedChars"</text:p>
      <text:p text:style-name="P1">args14(15).Value = 2</text:p>
      <text:p text:style-name="P1">args14(16).Name = "SearchItem.TransliterateFlags"</text:p>
      <text:p text:style-name="P1">args14(16).Value = 1280</text:p>
      <text:p text:style-name="P1">args14(17).Name = "SearchItem.Command"</text:p>
      <text:p text:style-name="P1">args14(17).Value = 3</text:p>
      <text:p text:style-name="P1">args14(18).Name = "Quiet"</text:p>
      <text:p text:style-name="P1">args14(18).Value = true</text:p>
      <text:p text:style-name="P1"/>
      <text:p text:style-name="P1">dispatcher.executeDispatch(document, ".uno:ExecuteSearch", "", 0, args14())</text:p>
      <text:p text:style-name="P1">rem ----------------------------------------------------------------------</text:p>
      <text:p text:style-name="P1">dim args15(18) as new com.sun.star.beans.PropertyValue</text:p>
      <text:p text:style-name="P1">args15(0).Name = "SearchItem.StyleFamily"</text:p>
      <text:p text:style-name="P1">args15(0).Value = 2</text:p>
      <text:p text:style-name="P1">args15(1).Name = "SearchItem.CellType"</text:p>
      <text:p text:style-name="P1">args15(1).Value = 0</text:p>
      <text:p text:style-name="P1">args15(2).Name = "SearchItem.RowDirection"</text:p>
      <text:p text:style-name="P1">args15(2).Value = true</text:p>
      <text:p text:style-name="P1">args15(3).Name = "SearchItem.AllTables"</text:p>
      <text:p text:style-name="P1">args15(3).Value = false</text:p>
      <text:p text:style-name="P1">args15(4).Name = "SearchItem.Backward"</text:p>
      <text:p text:style-name="P1">args15(4).Value = false</text:p>
      <text:p text:style-name="P1">args15(5).Name = "SearchItem.Pattern"</text:p>
      <text:p text:style-name="P1">args15(5).Value = false</text:p>
      <text:p text:style-name="P1">args15(6).Name = "SearchItem.Content"</text:p>
      <text:p text:style-name="P1">args15(6).Value = false</text:p>
      <text:p text:style-name="P1">args15(7).Name = "SearchItem.AsianOptions"</text:p>
      <text:p text:style-name="P1">args15(7).Value = false</text:p>
      <text:p text:style-name="P1">args15(8).Name = "SearchItem.AlgorithmType"</text:p>
      <text:p text:style-name="P1">args15(8).Value = 1</text:p>
      <text:p text:style-name="P1">args15(9).Name = "SearchItem.SearchFlags"</text:p>
      <text:p text:style-name="P1">args15(9).Value = 65536</text:p>
      <text:p text:style-name="P1">args15(10).Name = "SearchItem.SearchString"</text:p>
      <text:p text:style-name="P1">args15(10).Value = "न्यायाधीश$"</text:p>
      <text:p text:style-name="P1">args15(11).Name = "SearchItem.ReplaceString"</text:p>
      <text:p text:style-name="P1">args15(11).Value = "\nजि. न्या."</text:p>
      <text:p text:style-name="P1">args15(12).Name = "SearchItem.Locale"</text:p>
      <text:p text:style-name="P1">args15(12).Value = 255</text:p>
      <text:p text:style-name="P1">args15(13).Name = "SearchItem.ChangedChars"</text:p>
      <text:p text:style-name="P1">args15(13).Value = 2</text:p>
      <text:p text:style-name="P1">args15(14).Name = "SearchItem.DeletedChars"</text:p>
      <text:p text:style-name="P1">args15(14).Value = 2</text:p>
      <text:p text:style-name="P1">args15(15).Name = "SearchItem.InsertedChars"</text:p>
      <text:p text:style-name="P1"><text:soft-page-break/>args15(15).Value = 2</text:p>
      <text:p text:style-name="P1">args15(16).Name = "SearchItem.TransliterateFlags"</text:p>
      <text:p text:style-name="P1">args15(16).Value = 1280</text:p>
      <text:p text:style-name="P1">args15(17).Name = "SearchItem.Command"</text:p>
      <text:p text:style-name="P1">args15(17).Value = 3</text:p>
      <text:p text:style-name="P1">args15(18).Name = "Quiet"</text:p>
      <text:p text:style-name="P1">args15(18).Value = true</text:p>
      <text:p text:style-name="P1"/>
      <text:p text:style-name="P1">dispatcher.executeDispatch(document, ".uno:ExecuteSearch", "", 0, args15())</text:p>
      <text:p text:style-name="P1"/>
      <text:p text:style-name="P1"/>
      <text:p text:style-name="P1"><text:s text:c="2"/></text:p>
      <text:p text:style-name="P1">Rem Party</text:p>
      <text:p text:style-name="P1"><text:s/>dim oDoc14 as object, oDesc14 as object</text:p>
      <text:p text:style-name="P1"><text:s text:c="8"/>oDoc14=ThisComponent</text:p>
      <text:p text:style-name="P1"><text:s text:c="8"/>oDesc14=oDoc14.createReplaceDescriptor</text:p>
      <text:p text:style-name="P1"><text:s text:c="8"/>with oDesc14</text:p>
      <text:p text:style-name="P1"><text:s text:c="16"/>.SearchString="\n[:print:]{1,100} Vs [:print:]{1,100}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4.replaceAll(oDesc14)</text:p>
      <text:p text:style-name="P1"><text:s text:c="8"/></text:p>
      <text:p text:style-name="P1"><text:s text:c="8"/>dim oDoc15 as object, oDesc15 as object</text:p>
      <text:p text:style-name="P1"><text:s text:c="8"/>oDoc15=ThisComponent</text:p>
      <text:p text:style-name="P1"><text:s text:c="8"/>oDesc15=oDoc14.createReplaceDescriptor</text:p>
      <text:p text:style-name="P1"><text:s text:c="8"/>with oDesc1</text:p>
      <text:p text:style-name="P1"><text:s text:c="16"/>.SearchString="\n[:print:]{1,100} वि. [:print:]{1,100}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5.replaceAll(oDesc1)</text:p>
      <text:p text:style-name="P1"/>
      <text:p text:style-name="P1">Rem Sub RemoveAdvocate</text:p>
      <text:p text:style-name="P1"/>
      <text:p text:style-name="P1"><text:s text:c="8"/>dim oDoc16 as object, oDesc16 as object</text:p>
      <text:p text:style-name="P1"><text:s text:c="8"/>oDoc16=ThisComponent</text:p>
      <text:p text:style-name="P1"><text:s text:c="8"/>oDesc16=oDoc16.createReplaceDescriptor</text:p>
      <text:p text:style-name="P1"><text:s text:c="8"/>with oDesc16</text:p>
      <text:p text:style-name="P1"><text:s text:c="16"/>.SearchString="\n[:print:]{1,100} Advocate /[:print:]{0,100}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6.replaceAll(oDesc16)</text:p>
      <text:p text:style-name="P1"><text:s text:c="8"/></text:p>
      <text:p text:style-name="P1"><text:s text:c="8"/>dim oDoc17 as object, oDesc17 as object</text:p>
      <text:p text:style-name="P1"><text:s text:c="8"/>oDoc17=ThisComponent</text:p>
      <text:p text:style-name="P1"><text:s text:c="8"/>oDesc17=oDoc17.createReplaceDescriptor</text:p>
      <text:p text:style-name="P1"><text:s text:c="8"/>with oDesc17</text:p>
      <text:p text:style-name="P1"><text:s text:c="16"/>.SearchString="\n[:print:]{1,100} वकील /[:print:]{0,100}" </text:p>
      <text:p text:style-name="P1"><text:s text:c="16"/>.SearchRegularExpression=true 'by regexp</text:p>
      <text:p text:style-name="P1"><text:soft-page-break/><text:s text:c="16"/>.ReplaceString=""</text:p>
      <text:p text:style-name="P1"><text:s text:c="8"/>end with</text:p>
      <text:p text:style-name="P1"><text:s text:c="8"/>oDoc17.replaceAll(oDesc17)</text:p>
      <text:p text:style-name="P1"/>
      <text:p text:style-name="P1"/>
      <text:p text:style-name="P1"/>
      <text:p text:style-name="P1">Rem Sub RemoveLine</text:p>
      <text:p text:style-name="P1"><text:s text:c="8"/>dim oDoc18 as object, oDesc18 as object</text:p>
      <text:p text:style-name="P1"><text:s text:c="8"/>oDoc18=ThisComponent</text:p>
      <text:p text:style-name="P1"><text:s text:c="8"/>oDesc18=oDoc18.createReplaceDescriptor</text:p>
      <text:p text:style-name="P1"><text:s text:c="8"/>with oDesc18</text:p>
      <text:p text:style-name="P1"><text:s text:c="16"/>.SearchString="------------------------------------------------------------------------------------------------------------------------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8.replaceAll(oDesc18)</text:p>
      <text:p text:style-name="P1"><text:s text:c="8"/></text:p>
      <text:p text:style-name="P1"><text:s text:c="8"/>dim oDoc19 as object, oDesc19 as object</text:p>
      <text:p text:style-name="P1"><text:s text:c="8"/>oDoc19=ThisComponent</text:p>
      <text:p text:style-name="P1"><text:s text:c="8"/>oDesc19=oDoc19.createReplaceDescriptor</text:p>
      <text:p text:style-name="P1"><text:s text:c="8"/>with oDesc19</text:p>
      <text:p text:style-name="P1"><text:s text:c="16"/>.SearchString="^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19.replaceAll(oDesc19)</text:p>
      <text:p text:style-name="P1">Rem Sub RemoveCourt</text:p>
      <text:p text:style-name="P1"><text:s text:c="8"/>dim oDoc21 as object, oDesc21 as object</text:p>
      <text:p text:style-name="P1"><text:s text:c="8"/>oDoc21=ThisComponent</text:p>
      <text:p text:style-name="P1"><text:s text:c="8"/>oDesc21=oDoc21.createReplaceDescriptor</text:p>
      <text:p text:style-name="P1"><text:s text:c="8"/>with oDesc21</text:p>
      <text:p text:style-name="P1"><text:s text:c="16"/>.SearchString="IN THE COURT OF [:print:]{1,100}\n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21.replaceAll(oDesc21)</text:p>
      <text:p text:style-name="P1"><text:s text:c="8"/></text:p>
      <text:p text:style-name="P1"><text:s text:c="8"/>dim oDoc22 as object, oDesc22 as object</text:p>
      <text:p text:style-name="P1"><text:s text:c="8"/>oDoc22=ThisComponent</text:p>
      <text:p text:style-name="P1"><text:s text:c="8"/>oDesc22=oDoc22.createReplaceDescriptor</text:p>
      <text:p text:style-name="P1"><text:s text:c="8"/>with oDesc22</text:p>
      <text:p text:style-name="P1"><text:s text:c="16"/>.SearchString="[:print:]{1,100} यांचे न्यायालयात \n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22.replaceAll(oDesc22)</text:p>
      <text:p text:style-name="P1">Rem Sub RemoveStage</text:p>
      <text:p text:style-name="P1"><text:s text:c="8"/>dim oDoc23 as object, oDesc23 as object</text:p>
      <text:p text:style-name="P1"><text:s text:c="8"/>oDoc23=ThisComponent</text:p>
      <text:p text:style-name="P1"><text:s text:c="8"/>oDesc23=oDoc23.createReplaceDescriptor</text:p>
      <text:p text:style-name="P1"><text:s text:c="8"/>with oDesc23</text:p>
      <text:p text:style-name="P1"><text:soft-page-break/><text:s text:c="16"/>.SearchString="Case Adjourn for: [:print:]{1,100}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23.replaceAll(oDesc23)</text:p>
      <text:p text:style-name="P1"><text:s text:c="8"/></text:p>
      <text:p text:style-name="P1"><text:s text:c="8"/>dim oDoc24 as object, oDesc24 as object</text:p>
      <text:p text:style-name="P1"><text:s text:c="8"/>oDoc24=ThisComponent</text:p>
      <text:p text:style-name="P1"><text:s text:c="8"/>oDesc24=oDoc24.createReplaceDescriptor</text:p>
      <text:p text:style-name="P1"><text:s text:c="8"/>with oDesc24</text:p>
      <text:p text:style-name="P1"><text:s text:c="16"/>.SearchString="^$" </text:p>
      <text:p text:style-name="P1"><text:s text:c="16"/>.SearchRegularExpression=true 'by regexp</text:p>
      <text:p text:style-name="P1"><text:s text:c="16"/>.ReplaceString=""</text:p>
      <text:p text:style-name="P1"><text:s text:c="8"/>end with</text:p>
      <text:p text:style-name="P1"><text:s text:c="8"/>oDoc24.replaceAll(oDesc24)</text:p>
      <text:p text:style-name="P1"/>
      <text:p text:style-name="P1">Rem Sub BelowLine</text:p>
      <text:p text:style-name="P1"><text:s text:c="8"/>dim oDoc20 as object, oDesc20 as object</text:p>
      <text:p text:style-name="P1"><text:s text:c="8"/>oDoc20=ThisComponent</text:p>
      <text:p text:style-name="P1"><text:s text:c="8"/>oDesc20=oDoc20.createReplaceDescriptor</text:p>
      <text:p text:style-name="P1"><text:s text:c="8"/>with oDesc20</text:p>
      <text:p text:style-name="P1"><text:s text:c="16"/>.SearchString="------------------------------------------------------------------------------------------------------------------------$" </text:p>
      <text:p text:style-name="P1"><text:s text:c="16"/>.SearchRegularExpression=true 'by regexp</text:p>
      <text:p text:style-name="P1"><text:s text:c="16"/>.ReplaceString="&amp;\n"</text:p>
      <text:p text:style-name="P1"><text:s text:c="8"/>end with</text:p>
      <text:p text:style-name="P1"><text:s text:c="8"/>oDoc20.replaceAll(oDesc20)</text:p>
      <text:p text:style-name="P1">End S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8:16:06.100419327</meta:creation-date>
    <dc:date>2024-06-20T13:05:06.867160263</dc:date>
    <meta:editing-duration>PT2H26M40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9" meta:paragraph-count="978" meta:word-count="4383" meta:character-count="59424" meta:non-whitespace-character-count="53390"/>
  </office:meta>
</office:document-meta>
</file>